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justify" style:justify-single-word="false" style:writing-mode="rl-tb"/>
      <style:text-properties fo:font-weight="normal" officeooo:rsid="008c5031" officeooo:paragraph-rsid="008c5031" style:font-weight-asian="normal" style:font-weight-complex="normal"/>
    </style:style>
    <style:style style:name="P126" style:family="paragraph" style:parent-style-name="Standard">
      <style:paragraph-properties fo:line-height="200%" fo:text-align="justify" style:justify-single-word="false" style:writing-mode="rl-tb"/>
      <style:text-properties fo:font-weight="normal" officeooo:rsid="008c5031" officeooo:paragraph-rsid="008e4851" style:font-weight-asian="normal" style:font-weight-complex="normal"/>
    </style:style>
    <style:style style:name="P127" style:family="paragraph" style:parent-style-name="Standard">
      <style:paragraph-properties fo:line-height="200%" fo:text-align="justify" style:justify-single-word="false" style:writing-mode="rl-tb"/>
      <style:text-properties fo:font-weight="normal" officeooo:rsid="008e4851" officeooo:paragraph-rsid="008e4851" style:font-weight-asian="normal" style:font-weight-complex="normal"/>
    </style:style>
    <style:style style:name="P128" style:family="paragraph" style:parent-style-name="Standard">
      <style:paragraph-properties fo:line-height="200%" fo:text-align="justify" style:justify-single-word="false" style:writing-mode="rl-tb"/>
      <style:text-properties fo:font-weight="normal" officeooo:rsid="00933ff6" officeooo:paragraph-rsid="00933ff6" style:font-weight-asian="normal" style:font-weight-complex="normal"/>
    </style:style>
    <style:style style:name="P129" style:family="paragraph" style:parent-style-name="Standard">
      <style:paragraph-properties fo:line-height="200%" fo:text-align="justify" style:justify-single-word="false" fo:break-before="page" style:writing-mode="rl-tb"/>
      <style:text-properties fo:font-weight="normal" officeooo:rsid="00990d37" officeooo:paragraph-rsid="00990d37" style:font-weight-asian="normal" style:font-weight-complex="normal"/>
    </style:style>
    <style:style style:name="P130" style:family="paragraph" style:parent-style-name="Standard">
      <style:paragraph-properties fo:line-height="200%" fo:text-align="justify" style:justify-single-word="false" style:writing-mode="rl-tb"/>
      <style:text-properties fo:font-weight="normal" officeooo:rsid="00990d37" officeooo:paragraph-rsid="009a0f68" style:font-weight-asian="normal" style:font-weight-complex="normal"/>
    </style:style>
    <style:style style:name="P131" style:family="paragraph" style:parent-style-name="Standard">
      <style:paragraph-properties fo:line-height="200%" fo:text-align="justify" style:justify-single-word="false" style:writing-mode="lr-tb"/>
      <style:text-properties fo:font-weight="normal" officeooo:rsid="009a0f68" officeooo:paragraph-rsid="009a0f68" style:font-weight-asian="normal" style:font-weight-complex="normal"/>
    </style:style>
    <style:style style:name="P132" style:family="paragraph" style:parent-style-name="Standard">
      <style:paragraph-properties fo:line-height="200%" fo:text-align="justify" style:justify-single-word="false" style:writing-mode="rl-tb"/>
      <style:text-properties fo:font-weight="normal" officeooo:rsid="009a0f68" officeooo:paragraph-rsid="009a0f68" style:font-weight-asian="normal" style:font-weight-complex="normal"/>
    </style:style>
    <style:style style:name="P133" style:family="paragraph" style:parent-style-name="Standard">
      <style:paragraph-properties fo:line-height="200%" fo:text-align="justify" style:justify-single-word="false" style:writing-mode="rl-tb"/>
      <style:text-properties fo:font-weight="normal" officeooo:rsid="009a0f68" officeooo:paragraph-rsid="009a7fc0" style:font-weight-asian="normal" style:font-weight-complex="normal"/>
    </style:style>
    <style:style style:name="P134" style:family="paragraph" style:parent-style-name="Standard">
      <style:paragraph-properties fo:line-height="200%" fo:text-align="justify" style:justify-single-word="false" style:writing-mode="rl-tb"/>
      <style:text-properties fo:font-weight="normal" officeooo:rsid="009a0f68" officeooo:paragraph-rsid="009ef3ec" style:font-weight-asian="normal" style:font-weight-complex="normal"/>
    </style:style>
    <style:style style:name="P135" style:family="paragraph" style:parent-style-name="Standard">
      <style:paragraph-properties fo:line-height="200%" fo:text-align="justify" style:justify-single-word="false" style:writing-mode="lr-tb"/>
      <style:text-properties fo:font-weight="normal" officeooo:rsid="009a0f68" officeooo:paragraph-rsid="009ef3ec" style:font-weight-asian="normal" style:font-weight-complex="normal"/>
    </style:style>
    <style:style style:name="P136" style:family="paragraph" style:parent-style-name="Standard">
      <style:paragraph-properties fo:line-height="200%" fo:text-align="justify" style:justify-single-word="false" style:writing-mode="rl-tb"/>
      <style:text-properties fo:font-weight="normal" officeooo:rsid="009a7fc0" officeooo:paragraph-rsid="009a7fc0" style:font-weight-asian="normal" style:font-weight-complex="normal"/>
    </style:style>
    <style:style style:name="P137" style:family="paragraph" style:parent-style-name="Standard">
      <style:paragraph-properties fo:line-height="200%" fo:text-align="justify" style:justify-single-word="false" style:writing-mode="lr-tb"/>
      <style:text-properties fo:font-weight="normal" officeooo:rsid="009a7fc0" officeooo:paragraph-rsid="009a7fc0" style:font-weight-asian="normal" style:font-weight-complex="normal"/>
    </style:style>
    <style:style style:name="P138" style:family="paragraph" style:parent-style-name="Standard">
      <style:paragraph-properties fo:line-height="200%" fo:text-align="justify" style:justify-single-word="false" fo:break-before="page" style:writing-mode="rl-tb"/>
      <style:text-properties fo:font-weight="normal" officeooo:rsid="009ccd32" officeooo:paragraph-rsid="009ccd32" style:font-weight-asian="normal" style:font-weight-complex="normal"/>
    </style:style>
    <style:style style:name="P139" style:family="paragraph" style:parent-style-name="Standard">
      <style:paragraph-properties fo:line-height="200%" fo:text-align="justify" style:justify-single-word="false" style:writing-mode="rl-tb"/>
      <style:text-properties fo:font-weight="normal" officeooo:rsid="009ccd32" officeooo:paragraph-rsid="009ccd32" style:font-weight-asian="normal" style:font-weight-complex="normal"/>
    </style:style>
    <style:style style:name="P140" style:family="paragraph" style:parent-style-name="Standard">
      <style:paragraph-properties fo:line-height="200%" fo:text-align="justify" style:justify-single-word="false" style:writing-mode="rl-tb"/>
      <style:text-properties fo:font-weight="normal" officeooo:rsid="009d9e0a" officeooo:paragraph-rsid="009d9e0a" style:font-weight-asian="normal" style:font-weight-complex="normal"/>
    </style:style>
    <style:style style:name="P141" style:family="paragraph" style:parent-style-name="Standard">
      <style:paragraph-properties fo:line-height="200%" fo:text-align="justify" style:justify-single-word="false" style:writing-mode="rl-tb"/>
      <style:text-properties fo:font-weight="normal" officeooo:rsid="009de728" officeooo:paragraph-rsid="009de728" style:font-weight-asian="normal" style:font-weight-complex="normal"/>
    </style:style>
    <style:style style:name="P142" style:family="paragraph" style:parent-style-name="Standard">
      <style:paragraph-properties fo:line-height="200%" fo:text-align="justify" style:justify-single-word="false" style:writing-mode="lr-tb"/>
      <style:text-properties fo:font-weight="normal" officeooo:rsid="009ef3ec" officeooo:paragraph-rsid="009ef3ec" style:font-weight-asian="normal" style:font-weight-complex="normal"/>
    </style:style>
    <style:style style:name="P143" style:family="paragraph" style:parent-style-name="Standard">
      <style:paragraph-properties fo:line-height="200%" fo:text-align="justify" style:justify-single-word="false" style:writing-mode="rl-tb"/>
      <style:text-properties fo:font-weight="normal" officeooo:rsid="009ef3ec" officeooo:paragraph-rsid="009ef3ec" style:font-weight-asian="normal" style:font-weight-complex="normal"/>
    </style:style>
    <style:style style:name="P144" style:family="paragraph" style:parent-style-name="Standard">
      <style:paragraph-properties fo:line-height="200%" fo:text-align="justify" style:justify-single-word="false" fo:break-before="page" style:writing-mode="rl-tb"/>
      <style:text-properties fo:font-weight="normal" officeooo:rsid="00a23712" officeooo:paragraph-rsid="00a23712" style:font-weight-asian="normal" style:font-weight-complex="normal"/>
    </style:style>
    <style:style style:name="P145" style:family="paragraph" style:parent-style-name="Standard">
      <style:paragraph-properties fo:line-height="200%" fo:text-align="justify" style:justify-single-word="false" style:writing-mode="rl-tb"/>
      <style:text-properties fo:font-weight="normal" officeooo:rsid="00a23712" officeooo:paragraph-rsid="00a23712" style:font-weight-asian="normal" style:font-weight-complex="normal"/>
    </style:style>
    <style:style style:name="P146" style:family="paragraph" style:parent-style-name="Standard">
      <style:paragraph-properties fo:line-height="200%" fo:text-align="justify" style:justify-single-word="false" style:writing-mode="lr-tb"/>
      <style:text-properties fo:font-weight="normal" officeooo:rsid="00a23712" officeooo:paragraph-rsid="00a23712" style:font-weight-asian="normal" style:font-weight-complex="normal"/>
    </style:style>
    <style:style style:name="P147" style:family="paragraph" style:parent-style-name="Standard">
      <style:paragraph-properties fo:line-height="200%" fo:text-align="justify" style:justify-single-word="false" style:writing-mode="rl-tb"/>
      <style:text-properties fo:font-weight="normal" officeooo:rsid="00a32904" officeooo:paragraph-rsid="00a32904" style:font-weight-asian="normal" style:font-weight-complex="normal"/>
    </style:style>
    <style:style style:name="P148" style:family="paragraph" style:parent-style-name="Standard">
      <style:paragraph-properties fo:line-height="200%" fo:text-align="justify" style:justify-single-word="false" fo:break-before="page" style:writing-mode="rl-tb"/>
      <style:text-properties fo:font-weight="normal" officeooo:rsid="00a5538a" officeooo:paragraph-rsid="00a5538a" style:font-weight-asian="normal" style:font-weight-complex="normal"/>
    </style:style>
    <style:style style:name="P149" style:family="paragraph" style:parent-style-name="Standard">
      <style:paragraph-properties fo:line-height="200%" fo:text-align="justify" style:justify-single-word="false" style:writing-mode="rl-tb"/>
      <style:text-properties fo:font-weight="normal" officeooo:rsid="00a5538a" officeooo:paragraph-rsid="00a5538a" style:font-weight-asian="normal" style:font-weight-complex="normal"/>
    </style:style>
    <style:style style:name="P150"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51"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52"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53"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54"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55"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56"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57"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58"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59"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60"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61"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62"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63"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64"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65"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66"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67"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68"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69"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70"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71"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72"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73"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74"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75"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76"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77"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78" style:family="paragraph" style:parent-style-name="Standard">
      <style:paragraph-properties fo:line-height="200%" fo:text-align="justify" style:justify-single-word="false" fo:break-before="page" style:writing-mode="rl-tb"/>
      <style:text-properties fo:font-weight="bold" officeooo:rsid="007bcfa1" officeooo:paragraph-rsid="007bcfa1" style:font-weight-asian="bold" style:font-weight-complex="bold"/>
    </style:style>
    <style:style style:name="P179" style:family="paragraph" style:parent-style-name="Standard">
      <style:paragraph-properties fo:line-height="200%" fo:text-align="justify" style:justify-single-word="false" style:writing-mode="rl-tb"/>
      <style:text-properties fo:font-weight="bold" officeooo:rsid="007bcfa1" officeooo:paragraph-rsid="007bcfa1" style:font-weight-asian="bold" style:font-weight-complex="bold"/>
    </style:style>
    <style:style style:name="P180" style:family="paragraph" style:parent-style-name="Standard">
      <style:paragraph-properties fo:line-height="200%" fo:text-align="justify" style:justify-single-word="false" style:writing-mode="rl-tb"/>
      <style:text-properties fo:font-weight="bold" officeooo:rsid="007d3b53" officeooo:paragraph-rsid="007d3b53" style:font-weight-asian="bold" style:font-weight-complex="bold"/>
    </style:style>
    <style:style style:name="P181" style:family="paragraph" style:parent-style-name="Standard">
      <style:paragraph-properties fo:line-height="200%" fo:text-align="justify" style:justify-single-word="false" style:writing-mode="rl-tb"/>
      <style:text-properties fo:font-weight="bold" officeooo:rsid="007dda95" officeooo:paragraph-rsid="007dda95" style:font-weight-asian="bold" style:font-weight-complex="bold"/>
    </style:style>
    <style:style style:name="P182" style:family="paragraph" style:parent-style-name="Standard">
      <style:paragraph-properties fo:line-height="200%" fo:text-align="justify" style:justify-single-word="false" fo:break-before="page" style:writing-mode="rl-tb"/>
      <style:text-properties fo:font-weight="bold" officeooo:rsid="0082af89" officeooo:paragraph-rsid="0082af89" style:font-weight-asian="bold" style:font-weight-complex="bold"/>
    </style:style>
    <style:style style:name="P183" style:family="paragraph" style:parent-style-name="Standard">
      <style:paragraph-properties fo:line-height="200%" fo:text-align="justify" style:justify-single-word="false" style:writing-mode="rl-tb"/>
      <style:text-properties fo:font-weight="bold" officeooo:rsid="0082af89" officeooo:paragraph-rsid="0082af89" style:font-weight-asian="bold" style:font-weight-complex="bold"/>
    </style:style>
    <style:style style:name="P184" style:family="paragraph" style:parent-style-name="Standard">
      <style:paragraph-properties fo:line-height="200%" fo:text-align="justify" style:justify-single-word="false" style:writing-mode="rl-tb"/>
      <style:text-properties fo:font-weight="bold" officeooo:rsid="008458c5" officeooo:paragraph-rsid="008458c5" style:font-weight-asian="bold" style:font-weight-complex="bold"/>
    </style:style>
    <style:style style:name="P185" style:family="paragraph" style:parent-style-name="Standard">
      <style:paragraph-properties fo:line-height="200%" fo:text-align="justify" style:justify-single-word="false" style:writing-mode="rl-tb"/>
      <style:text-properties fo:font-weight="bold" officeooo:rsid="008568c5" officeooo:paragraph-rsid="008568c5" style:font-weight-asian="bold" style:font-weight-complex="bold"/>
    </style:style>
    <style:style style:name="P186" style:family="paragraph" style:parent-style-name="Standard">
      <style:paragraph-properties fo:line-height="200%" fo:text-align="justify" style:justify-single-word="false" style:writing-mode="rl-tb"/>
      <style:text-properties fo:font-weight="bold" officeooo:rsid="0085ba87" officeooo:paragraph-rsid="0085ba87" style:font-weight-asian="bold" style:font-weight-complex="bold"/>
    </style:style>
    <style:style style:name="P187" style:family="paragraph" style:parent-style-name="Standard">
      <style:paragraph-properties fo:line-height="200%" fo:text-align="justify" style:justify-single-word="false" style:writing-mode="rl-tb"/>
      <style:text-properties fo:font-weight="bold" officeooo:rsid="008701a2" officeooo:paragraph-rsid="008701a2" style:font-weight-asian="bold" style:font-weight-complex="bold"/>
    </style:style>
    <style:style style:name="P188" style:family="paragraph" style:parent-style-name="Standard">
      <style:paragraph-properties fo:line-height="200%" fo:text-align="justify" style:justify-single-word="false" style:writing-mode="rl-tb"/>
      <style:text-properties fo:font-weight="bold" officeooo:rsid="0087965e" officeooo:paragraph-rsid="0087965e" style:font-weight-asian="bold" style:font-weight-complex="bold"/>
    </style:style>
    <style:style style:name="P189" style:family="paragraph" style:parent-style-name="Standard">
      <style:paragraph-properties fo:line-height="200%" fo:text-align="justify" style:justify-single-word="false" style:writing-mode="rl-tb"/>
      <style:text-properties fo:font-weight="bold" officeooo:rsid="0089ad53" officeooo:paragraph-rsid="0089ad53" style:font-weight-asian="bold" style:font-weight-complex="bold"/>
    </style:style>
    <style:style style:name="P190" style:family="paragraph" style:parent-style-name="Standard">
      <style:paragraph-properties fo:line-height="200%" fo:text-align="justify" style:justify-single-word="false" style:writing-mode="rl-tb"/>
      <style:text-properties fo:font-weight="bold" officeooo:rsid="0089ad53" officeooo:paragraph-rsid="0089d310" style:font-weight-asian="bold" style:font-weight-complex="bold"/>
    </style:style>
    <style:style style:name="P191" style:family="paragraph" style:parent-style-name="Standard">
      <style:paragraph-properties fo:line-height="200%" fo:text-align="justify" style:justify-single-word="false" style:writing-mode="rl-tb"/>
      <style:text-properties fo:font-weight="bold" officeooo:rsid="0089d310" officeooo:paragraph-rsid="0089d310" style:font-weight-asian="bold" style:font-weight-complex="bold"/>
    </style:style>
    <style:style style:name="P192" style:family="paragraph" style:parent-style-name="Standard">
      <style:paragraph-properties fo:line-height="200%" fo:text-align="justify" style:justify-single-word="false" style:writing-mode="rl-tb"/>
      <style:text-properties fo:font-weight="bold" officeooo:rsid="008b0274" officeooo:paragraph-rsid="008b0274" style:font-weight-asian="bold" style:font-weight-complex="bold"/>
    </style:style>
    <style:style style:name="P193" style:family="paragraph" style:parent-style-name="Standard">
      <style:paragraph-properties fo:line-height="200%" fo:text-align="justify" style:justify-single-word="false" fo:break-before="page" style:writing-mode="rl-tb"/>
      <style:text-properties fo:font-weight="bold" officeooo:rsid="008c5031" officeooo:paragraph-rsid="008c5031" style:font-weight-asian="bold" style:font-weight-complex="bold"/>
    </style:style>
    <style:style style:name="P194" style:family="paragraph" style:parent-style-name="Standard">
      <style:paragraph-properties fo:line-height="200%" fo:text-align="justify" style:justify-single-word="false" style:writing-mode="rl-tb"/>
      <style:text-properties fo:font-weight="bold" officeooo:rsid="008e4851" officeooo:paragraph-rsid="008e4851" style:font-weight-asian="bold" style:font-weight-complex="bold"/>
    </style:style>
    <style:style style:name="P195" style:family="paragraph" style:parent-style-name="Standard">
      <style:paragraph-properties fo:line-height="200%" fo:text-align="justify" style:justify-single-word="false" style:writing-mode="rl-tb"/>
      <style:text-properties fo:font-weight="bold" officeooo:rsid="008ef21a" officeooo:paragraph-rsid="008ef21a" style:font-weight-asian="bold" style:font-weight-complex="bold"/>
    </style:style>
    <style:style style:name="P196" style:family="paragraph" style:parent-style-name="Standard">
      <style:paragraph-properties fo:line-height="200%" fo:text-align="justify" style:justify-single-word="false" fo:break-before="page" style:writing-mode="rl-tb"/>
      <style:text-properties fo:font-weight="bold" officeooo:rsid="009219d6" officeooo:paragraph-rsid="009219d6" style:font-weight-asian="bold" style:font-weight-complex="bold"/>
    </style:style>
    <style:style style:name="P197" style:family="paragraph" style:parent-style-name="Standard">
      <style:paragraph-properties fo:line-height="200%" fo:text-align="justify" style:justify-single-word="false" style:writing-mode="rl-tb"/>
      <style:text-properties fo:font-weight="bold" officeooo:rsid="00933ff6" officeooo:paragraph-rsid="00933ff6" style:font-weight-asian="bold" style:font-weight-complex="bold"/>
    </style:style>
    <style:style style:name="P198" style:family="paragraph" style:parent-style-name="Standard">
      <style:paragraph-properties fo:line-height="200%" fo:text-align="justify" style:justify-single-word="false" style:writing-mode="rl-tb"/>
      <style:text-properties officeooo:rsid="0079f304" officeooo:paragraph-rsid="0079f304"/>
    </style:style>
    <style:style style:name="P199"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bold" style:font-size-asian="12pt" style:font-style-asian="normal" style:font-weight-asian="bold" style:font-name-complex="B Nazanin" style:font-size-complex="12pt" style:font-style-complex="normal" style:font-weight-complex="bold"/>
    </style:style>
    <style:style style:name="T26"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9" style:family="text">
      <style:text-properties style:font-name="B Nazanin" fo:font-size="12pt" fo:font-style="normal" style:text-underline-style="none" fo:font-weight="normal" officeooo:rsid="007bcfa1" style:font-size-asian="12pt" style:font-style-asian="normal" style:font-weight-asian="normal" style:font-name-complex="B Nazanin" style:font-size-complex="12pt" style:font-style-complex="normal" style:font-weight-complex="normal"/>
    </style:style>
    <style:style style:name="T30" style:family="text">
      <style:text-properties style:font-name="B Nazanin" fo:font-size="12pt" fo:font-style="normal" style:text-underline-style="none" fo:font-weight="normal" officeooo:rsid="0082af89" style:font-size-asian="12pt" style:font-style-asian="normal" style:font-weight-asian="normal" style:font-name-complex="B Nazanin" style:font-size-complex="12pt" style:font-style-complex="normal" style:font-weight-complex="normal"/>
    </style:style>
    <style:style style:name="T31" style:family="text">
      <style:text-properties style:font-name="B Nazanin" fo:font-size="12pt" fo:font-style="normal" style:text-underline-style="none" fo:font-weight="normal" officeooo:rsid="0087f514" style:font-size-asian="12pt" style:font-style-asian="normal" style:font-weight-asian="normal" style:font-name-complex="B Nazanin" style:font-size-complex="12pt" style:font-style-complex="normal" style:font-weight-complex="normal"/>
    </style:style>
    <style:style style:name="T32" style:family="text">
      <style:text-properties style:font-name="B Nazanin" fo:font-size="12pt" fo:font-style="normal" style:text-underline-style="none" fo:font-weight="normal" officeooo:rsid="0089d310" style:font-size-asian="12pt" style:font-style-asian="normal" style:font-weight-asian="normal" style:font-name-complex="B Nazanin" style:font-size-complex="12pt" style:font-style-complex="normal" style:font-weight-complex="normal"/>
    </style:style>
    <style:style style:name="T33" style:family="text">
      <style:text-properties style:font-name="B Nazanin" fo:font-size="12pt" fo:font-style="normal" style:text-underline-style="none" style:font-size-asian="12pt" style:font-style-asian="normal" style:font-name-complex="B Nazanin" style:font-size-complex="12pt" style:font-style-complex="normal"/>
    </style:style>
    <style:style style:name="T34" style:family="text">
      <style:text-properties style:font-name="B Nazanin" fo:font-size="12pt" fo:font-style="normal" style:text-underline-style="none" officeooo:rsid="0082af89" style:font-size-asian="12pt" style:font-style-asian="normal" style:font-name-complex="B Nazanin" style:font-size-complex="12pt" style:font-style-complex="normal"/>
    </style:style>
    <style:style style:name="T35" style:family="text">
      <style:text-properties style:font-name="B Nazanin" fo:font-size="12pt" fo:font-style="normal" style:text-underline-style="none" officeooo:rsid="008e4851" style:font-size-asian="12pt" style:font-style-asian="normal" style:font-name-complex="B Nazanin" style:font-size-complex="12pt" style:font-style-complex="normal"/>
    </style:style>
    <style:style style:name="T36" style:family="text">
      <style:text-properties style:font-name="B Nazanin" fo:font-size="12pt" fo:font-style="normal" style:text-underline-style="none" officeooo:rsid="0094e6f3" style:font-size-asian="12pt" style:font-style-asian="normal" style:font-name-complex="B Nazanin" style:font-size-complex="12pt" style:font-style-complex="normal"/>
    </style:style>
    <style:style style:name="T37" style:family="text">
      <style:text-properties style:font-name="B Nazanin" fo:font-size="12pt" fo:font-style="normal" style:text-underline-style="none" officeooo:rsid="009a0f68" style:font-size-asian="12pt" style:font-style-asian="normal" style:font-name-complex="B Nazanin" style:font-size-complex="12pt" style:font-style-complex="normal"/>
    </style:style>
    <style:style style:name="T38" style:family="text">
      <style:text-properties style:font-name="B Nazanin" fo:font-size="12pt" fo:font-style="normal" style:text-underline-style="none" officeooo:rsid="009a7fc0" style:font-size-asian="12pt" style:font-style-asian="normal" style:font-name-complex="B Nazanin" style:font-size-complex="12pt" style:font-style-complex="normal"/>
    </style:style>
    <style:style style:name="T39" style:family="text">
      <style:text-properties style:font-name="B Nazanin" fo:font-size="12pt" fo:font-style="normal" style:text-underline-style="none" officeooo:rsid="009ef3ec" style:font-size-asian="12pt" style:font-style-asian="normal" style:font-name-complex="B Nazanin" style:font-size-complex="12pt" style:font-style-complex="normal"/>
    </style:style>
    <style:style style:name="T40"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41" style:family="text">
      <style:text-properties style:font-name="B Nazanin" fo:font-size="12pt" fo:font-style="normal" style:text-underline-style="solid" style:text-underline-width="auto" style:text-underline-color="font-color" style:font-size-asian="12pt" style:font-style-asian="normal" style:font-name-complex="B Nazanin" style:font-size-complex="12pt" style:font-style-complex="normal"/>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276643" style:font-weight-asian="normal" style:font-weight-complex="normal"/>
    </style:style>
    <style:style style:name="T44" style:family="text">
      <style:text-properties style:text-underline-style="none" fo:font-weight="normal" officeooo:rsid="002b2394" style:font-weight-asian="normal" style:font-weight-complex="normal"/>
    </style:style>
    <style:style style:name="T45" style:family="text">
      <style:text-properties style:text-underline-style="none" fo:font-weight="normal" officeooo:rsid="002bfbe6" style:font-weight-asian="normal" style:font-weight-complex="normal"/>
    </style:style>
    <style:style style:name="T46" style:family="text">
      <style:text-properties style:font-name="Noto Sans" style:text-underline-style="none" fo:font-weight="normal" style:font-weight-asian="normal" style:font-name-complex="Noto Sans" style:font-weight-complex="normal"/>
    </style:style>
    <style:style style:name="T47" style:family="text">
      <style:text-properties style:font-name="Noto Sans" fo:font-weight="normal" style:font-weight-asian="normal" style:font-weight-complex="normal"/>
    </style:style>
    <style:style style:name="T48" style:family="text">
      <style:text-properties style:font-name="Noto Sans" fo:font-weight="normal" officeooo:rsid="00216d87" style:font-weight-asian="normal" style:font-weight-complex="normal"/>
    </style:style>
    <style:style style:name="T49" style:family="text">
      <style:text-properties fo:font-weight="bold" style:font-weight-asian="bold" style:font-weight-complex="bold"/>
    </style:style>
    <style:style style:name="T50" style:family="text">
      <style:text-properties officeooo:rsid="0048bf91"/>
    </style:style>
    <style:style style:name="T51" style:family="text">
      <style:text-properties officeooo:rsid="0048c28a"/>
    </style:style>
    <style:style style:name="T52" style:family="text">
      <style:text-properties officeooo:rsid="004ea0bb"/>
    </style:style>
    <style:style style:name="T53" style:family="text">
      <style:text-properties style:font-name="monospace"/>
    </style:style>
    <style:style style:name="T54" style:family="text">
      <style:text-properties fo:font-size="12pt" style:font-size-asian="12pt" style:font-size-complex="12pt"/>
    </style:style>
    <style:style style:name="T55" style:family="text">
      <style:text-properties fo:font-size="12pt" officeooo:rsid="0050501a" style:font-size-asian="12pt" style:font-size-complex="12pt"/>
    </style:style>
    <style:style style:name="T56" style:family="text">
      <style:text-properties fo:font-size="12pt" officeooo:rsid="005549b4" style:font-size-asian="12pt" style:font-size-complex="12pt"/>
    </style:style>
    <style:style style:name="T57" style:family="text">
      <style:text-properties fo:font-size="12pt" officeooo:rsid="005afe9d" style:font-size-asian="12pt" style:font-size-complex="12pt"/>
    </style:style>
    <style:style style:name="T58" style:family="text">
      <style:text-properties fo:font-size="12pt" officeooo:rsid="005dc10e" style:font-size-asian="12pt" style:font-size-complex="12pt"/>
    </style:style>
    <style:style style:name="T59" style:family="text">
      <style:text-properties fo:font-size="12pt" officeooo:rsid="00654919" style:font-size-asian="12pt" style:font-size-complex="12pt"/>
    </style:style>
    <style:style style:name="T60" style:family="text">
      <style:text-properties fo:font-size="12pt" officeooo:rsid="0066fa99" style:font-size-asian="12pt" style:font-size-complex="12pt"/>
    </style:style>
    <style:style style:name="T61" style:family="text">
      <style:text-properties fo:font-size="12pt" officeooo:rsid="0068750f" style:font-size-asian="12pt" style:font-size-complex="12pt"/>
    </style:style>
    <style:style style:name="T62" style:family="text">
      <style:text-properties fo:font-size="12pt" style:text-underline-style="solid" style:text-underline-width="auto" style:text-underline-color="font-color" style:font-size-asian="12pt" style:font-size-complex="12pt"/>
    </style:style>
    <style:style style:name="T6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64"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65" style:family="text">
      <style:text-properties fo:font-size="12pt" fo:font-weight="normal" style:font-size-asian="12pt" style:font-weight-asian="normal" style:font-size-complex="12pt" style:font-weight-complex="normal"/>
    </style:style>
    <style:style style:name="T66" style:family="text">
      <style:text-properties fo:font-size="12pt" fo:font-weight="normal" officeooo:rsid="005549b4" style:font-size-asian="12pt" style:font-weight-asian="normal" style:font-size-complex="12pt" style:font-weight-complex="normal"/>
    </style:style>
    <style:style style:name="T67" style:family="text">
      <style:text-properties fo:font-size="12pt" fo:font-weight="normal" officeooo:rsid="0056c174" style:font-size-asian="12pt" style:font-weight-asian="normal" style:font-size-complex="12pt" style:font-weight-complex="normal"/>
    </style:style>
    <style:style style:name="T68" style:family="text">
      <style:text-properties fo:font-size="12pt" fo:font-weight="normal" officeooo:rsid="0057cc75" style:font-size-asian="12pt" style:font-weight-asian="normal" style:font-size-complex="12pt" style:font-weight-complex="normal"/>
    </style:style>
    <style:style style:name="T69" style:family="text">
      <style:text-properties fo:font-size="12pt" fo:font-weight="normal" officeooo:rsid="0059acd6" style:font-size-asian="12pt" style:font-weight-asian="normal" style:font-size-complex="12pt" style:font-weight-complex="normal"/>
    </style:style>
    <style:style style:name="T70" style:family="text">
      <style:text-properties fo:font-size="12pt" fo:font-weight="normal" officeooo:rsid="005afe9d" style:font-size-asian="12pt" style:font-weight-asian="normal" style:font-size-complex="12pt" style:font-weight-complex="normal"/>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style="normal" style:font-size-asian="12pt" style:font-style-asian="normal" style:font-size-complex="12pt" style:font-style-complex="normal"/>
    </style:style>
    <style:style style:name="T73" style:family="text">
      <style:text-properties fo:font-size="12pt" fo:font-style="normal" fo:font-weight="bold" style:font-size-asian="12pt" style:font-style-asian="normal" style:font-weight-asian="bold" style:font-size-complex="32pt" style:font-style-complex="normal" style:font-weight-complex="bold"/>
    </style:style>
    <style:style style:name="T74" style:family="text">
      <style:text-properties officeooo:rsid="0068750f"/>
    </style:style>
    <style:style style:name="T75"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48">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47">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42"> و </text:span><text:span text:style-name="T10"><text:s/>ثاب</text:span><text:span text:style-name="T11">ت</text:span><text:span text:style-name="T42"> دریا</text:span><text:span text:style-name="T43">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42">نکته ۱: در تناوب </text:span><text:span text:style-name="T43">ـــــ </text:span><text:span text:style-name="T42">از چپ به راست، شعاع اتمی عنصر‌ها کاهش می‌یابد.</text:span></text:p>
      <text:p text:style-name="P37"><text:span text:style-name="T42">نکته ۲: بیشترین تفاوت شعاع، بین عنصر‌های گروه‌های </text:span><text:span text:style-name="T43">ـــــ </text:span><text:span text:style-name="T42">و</text:span><text:span text:style-name="T43"> ـــــ </text:span><text:span text:style-name="T42">است. ( عنصر‌های </text:span><text:span text:style-name="T43">ـــــ </text:span><text:span text:style-name="T42">و </text:span><text:span text:style-name="T43">ـــــ </text:span><text:span text:style-name="T42">)</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42">در واکنش لیتیم و پتاسیم به ترتیب نور ـــــ ، ـــــ و ـــــ ایجاد می‌شود </text:span><text:span text:style-name="T45">( رنگ نور ایجاد شده، با رنگ شعله این ۳ عنصر، یکسان </text:span><text:span text:style-name="T42">ـــــ </text:span><text:span text:style-name="T45">)</text:span></text:p>
      <text:p text:style-name="P39"><text:span text:style-name="T42">انرژی نور </text:span><text:span text:style-name="T44">ـــــ &gt; ـــــ &gt; ـــــ</text:span></text:p>
      <text:p text:style-name="P39"><text:span text:style-name="T44">۳</text:span><text:span text:style-name="T42">) بله/خیر، هرچه شعاع اتمی فلز بزرگ‌تر باشد، </text:span><text:span text:style-name="T44">ـــــ </text:span><text:span text:style-name="T42">تر الکترون از دست می‌دهد، چون:</text:span></text:p>
      <text:p text:style-name="P40"><text:span text:style-name="T42">الکترون(های) بیرونی از هسته </text:span><text:span text:style-name="T44">ـــــ </text:span><text:span text:style-name="T42">و نیروی هسته بر آن(ها) </text:span><text:span text:style-name="T44">ـــــ </text:span><text:span text:style-name="T42">است. ( در فلز‌های گروه‌های اصلی )</text:span></text:p>
      <text:p text:style-name="P41"><text:span text:style-name="T42">واکنش فلز قلیایی </text:span><text:span text:style-name="T46">(M)</text:span><text:span text:style-name="T42"> با گاز کلر:</text:span></text:p>
      <text:p text:style-name="P48"/>
      <text:p text:style-name="P41"><text:span text:style-name="T42">واکنش‌پذیری: </text:span><text:span text:style-name="T44">ـــــ &gt; ـــــ &gt; ـــــ</text:span></text:p>
      <text:p text:style-name="P47"/>
      <text:p text:style-name="P41"><text:span text:style-name="T44">و</text:span><text:span text:style-name="T42">اکنش فلز قلیایی خاکی (M’) با گاز کلر:</text:span></text:p>
      <text:p text:style-name="P48"/>
      <text:p text:style-name="P41"><text:span text:style-name="T42">واکنش‌پذیری: </text:span><text:span text:style-name="T44">ـــــ &gt; ـــــ &gt; ـــــ</text:span></text:p>
      <text:p text:style-name="P41"><text:span text:style-name="T44">و</text:span><text:span text:style-name="T42">اکنش‌پذیزی: فلز قلیایی <text:s text:c="7"/>فلز قلیایی خاکی ( هم تناوب )</text:span></text:p>
      <text:p text:style-name="P41"><text:span text:style-name="T42">دلیل: تعداد لایه </text:span><text:span text:style-name="T44">ـــــ </text:span><text:span text:style-name="T42">اما هسته عنصر‌های گروه </text:span><text:span text:style-name="T44">ـــــ </text:span><text:span text:style-name="T42">قوی‌تر</text:span></text:p>
      <text:p text:style-name="P150">M → M+</text:p>
      <text:p text:style-name="P150">M’ → M’2+</text:p>
      <text:p text:style-name="P151"><text:span text:style-name="T42">تمرین: واکنش‌پذیری عنصر‌های دارای اعداد اتمی ۱۱، ۱۲ و ۱۳ را مقایسه کنید: </text:span><text:span text:style-name="T14">ـــــ &lt; ـــــ &lt; ـــــ</text:span></text:p>
      <text:p text:style-name="P151"><text:span text:style-name="T14">ت</text:span><text:span text:style-name="T13">ذکر مهم: واکنش‌پذیری عنصر‌های واسطه، در مواردی </text:span><text:span text:style-name="T15">از نظام گفته شده، پیروی نمی‌کند.</text:span></text:p>
      <text:p text:style-name="P152">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53"><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54"><text:span text:style-name="T16">واکنش‌پذیری*: </text:span><text:span text:style-name="T17">ـــــ &lt; ـــــ &lt; ـــــ</text:span></text:p>
      <text:p text:style-name="P154"><text:span text:style-name="T17">د</text:span><text:span text:style-name="T16">ر تولید لامپ چراغ‌های جلو خودرو از </text:span><text:span text:style-name="T17">ـــــ </text:span><text:span text:style-name="T16">استفاده می‌شود.</text:span></text:p>
      <text:p text:style-name="P155"><text:span text:style-name="T16">ت) با افزایش شعاع، خاصیت نافلزی </text:span><text:span text:style-name="T17">ـــــ </text:span><text:span text:style-name="T16">می‌شود.</text:span></text:p>
      <text:p text:style-name="P155"><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56"><text:span text:style-name="T22">پ</text:span><text:span text:style-name="T21">رسش مهم</text:span><text:span text:style-name="T16">: کدام هالوژن، در دمای ۴۰۰ درجه سانتی‌گراد با H2 واکنش می‌دهد؟</text:span></text:p>
      <text:p text:style-name="P156"><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56"><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56"><text:span text:style-name="T16">واکنش‌دهند و </text:span><text:span text:style-name="T17">ـــــ </text:span><text:span text:style-name="T16">تولید کنند. مثال:</text:span></text:p>
      <text:p text:style-name="P157"><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58"><text:span text:style-name="T16">۳) نقطه جوش هالوژن‌ها: </text:span><text:span text:style-name="T17">ـــــ &lt; ـــــ &lt; ـــــ &lt; ـــــ</text:span></text:p>
      <text:p text:style-name="P159"><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60"><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60"><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60"><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60"><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60"><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60"><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60"><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71"><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72"><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73"><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74"><text:span text:style-name="T21">اغلب عناصر واسطه، دو ویژگی دارند: ترکیبات </text:span><text:span text:style-name="T23">ـــــ </text:span><text:span text:style-name="T21">و ظرفیت‌های </text:span><text:span text:style-name="T23">ـــــ</text:span></text:p>
      <text:p text:style-name="P174"><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75"><text:span text:style-name="T21">زیر لایه </text:span><text:span text:style-name="T23">ـــــ </text:span><text:span text:style-name="T21">در آن‌ها در حال پر شدن است:</text:span></text:p>
      <text:p text:style-name="P175"><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75"><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61"><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76"><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76"><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76"><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76"><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76"><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77"><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77"><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77"><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62"><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63"><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64"><text:span text:style-name="T16">پرتو‌های خورشیدی، از روی ورقه طلا، </text:span><text:span text:style-name="T20">ـــــ </text:span><text:span text:style-name="T16">زیادی دارند.</text:span></text:p>
      <text:p text:style-name="P164"><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64"><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64"><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64"><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64"><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64"><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64"><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65"><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66"><text:span text:style-name="T16">در یک عنصر یعنی، اتم‌های آن با اتمی </text:span><text:span text:style-name="T20">ـــــ</text:span></text:p>
      <text:p text:style-name="P166"><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66"><text:span text:style-name="T21">پرسش – </text:span><text:span text:style-name="T16">چند مورد، حالت آزاد هیدروژن است؟</text:span></text:p>
      <text:p text:style-name="P63">۱)<text:tab/>H<text:tab/>۲)H-Cl<text:tab/>۳) H-H</text:p>
      <text:p text:style-name="P167"><text:span text:style-name="T21">روش شناسایی کاتیون‌های آهن ( واکنش‌ها، موازنه شوند. ) </text:span><text:span text:style-name="T16">( کاوش کنید ۱ صفحه ۱۹ )</text:span></text:p>
      <text:p text:style-name="P166"><text:span text:style-name="T16">ج) آزمایش ۱ صفحه ۱۹ ( شناسایی Fe^{2+} ) به کمک یون </text:span><text:span text:style-name="T20">ـــــ</text:span></text:p>
      <text:p text:style-name="P64">(aq)+ <text:s text:c="2"/>(aq) → <text:s text:c="2"/>(s)+ <text:s text:c="2"/>(aq)</text:p>
      <text:p text:style-name="P166"><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66"><text:span text:style-name="T16">پ) آزمایش ۲ صفحه ۱۹ ( شناسایی Fe^{3+} ) به کمک یون </text:span><text:span text:style-name="T20">ـــــ</text:span></text:p>
      <text:p text:style-name="P168"><text:span text:style-name="T20">(</text:span><text:span text:style-name="T16">aq)+ <text:s text:c="3"/>(aq) → <text:s text:c="2"/>(s)+ <text:s text:c="3"/>(aq)</text:span></text:p>
      <text:p text:style-name="P166"><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66"><text:span text:style-name="T16">تذکر: روش شناسایی یک ذره، باید </text:span><text:span text:style-name="T20">ـــــ </text:span><text:span text:style-name="T16">«ویژه» و مشخص، ایجاد کند، به شکلی که؛</text:span></text:p>
      <text:p text:style-name="P166"><text:span text:style-name="T16">یون مورد نظر/یون شناساگر، فقط با یون مورد نظر/یون شناساگر، آن </text:span><text:span text:style-name="T20">ـــــ </text:span><text:span text:style-name="T16">را ایجاد کند.</text:span></text:p>
      <text:p text:style-name="P166"><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66"><text:span text:style-name="T16">نکته ۲: در واکنش جابه‌جایی دوگانه، ظرفیت هر ذره، در دو طرف واکنش یکسان </text:span><text:span text:style-name="T20">ـــــ</text:span></text:p>
      <text:p text:style-name="P166"><text:span text:style-name="T16">آزمایش ۳ صفحه ۱۹: </text:span><text:span text:style-name="T20">( </text:span><text:span text:style-name="T16">واکنش‌ها موازنه شوند. ) ابتدا، میخ زنگ‌زده را در محلول Hcl وارد می‌کنیم:</text:span></text:p>
      <text:p text:style-name="P168"><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68"><text:span text:style-name="T16">پ) ____ (aq) + <text:s text:c="2"/>NaOH(aq) → </text:span><text:span text:style-name="T20">ـــــ </text:span><text:span text:style-name="T16">(s) + </text:span><text:span text:style-name="T20">ـــــ </text:span><text:span text:style-name="T16">(aq)</text:span></text:p>
      <text:p text:style-name="P166"><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66"><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66"><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66"><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69"><text:span text:style-name="T16">نتیجه: </text:span><text:span text:style-name="T20">ـــــ </text:span><text:span text:style-name="T16">از </text:span><text:span text:style-name="T20">ـــــ </text:span><text:span text:style-name="T16">واکنش‌پذیر‌تر است.</text:span></text:p>
      <text:p text:style-name="P169"><text:span text:style-name="T16">نکته ۳: در واکنش جابه‌جایی یگانه، حتماً در واکنش، بار </text:span><text:span text:style-name="T20">ـــــ </text:span><text:span text:style-name="T16">ذره تغییر می‌کند.</text:span></text:p>
      <text:p text:style-name="P169"><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69"><text:span text:style-name="T16">خوب است بدانیم:</text:span></text:p>
      <text:p text:style-name="P170"><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51">) در «شرایط یکسان»، فلز‌ها با واکنش‌پذیری </text:span>ـــــ <text:span text:style-name="T51">، تمایل </text:span>ـــــ <text:span text:style-name="T51">به تشکیل </text:span>ـــــ <text:span text:style-name="T51">نشان می‌دهند.</text:span></text:p>
      <text:p text:style-name="P68">ب) در «شرایط یکسان»، سرعت واکنش‌دادن در هوای مرطوب: <text:span text:style-name="T50">ـــــ &lt; ـــــ &lt; ـــــ</text:span></text:p>
      <text:p text:style-name="P68">پ) تأمین شرایط نگهداری فلز‌ها با واکنش‌پذیری <text:span text:style-name="T50">ـــــ </text:span>، دشوارتر است.</text:p>
      <text:p text:style-name="P69">( چون با کمترین مقدار مواد، از جمله <text:span text:style-name="T50">ـــــ </text:span>هوا، واکنش می‌دهند و فعالیت شیمیایی آن‌ها <text:span text:style-name="T50">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50">ـــــ</text:span></text:p>
      <text:p text:style-name="P69">ث)</text:p>
      <text:p text:style-name="P69">واکنش‌پذیری: Na <text:s text:c="6"/>C</text:p>
      <text:p text:style-name="P70">Na_2O + C(s) delta → <text:span text:style-name="T50">ـــــ</text:span></text:p>
      <text:p text:style-name="P70">CO_2(g) + Na(s) delta → <text:span text:style-name="T50">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50">ـــــ </text:span>(aq) + <text:span text:style-name="T50">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52">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53">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54">ـــــ ، ـــــ و ـــــ ـــــ را در نظر گرفت.</text:span></text:p>
      <text:p text:style-name="P80"><text:span text:style-name="T54">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54">با هم بیندیشیم صفحه ۲۷: «فرآیند استخراج فلز از طبیعت و بازگشت آن به‌ طبیعت»</text:span></text:p>
      <text:p text:style-name="P82"><text:span text:style-name="T54">الف) یکسان </text:span><text:span text:style-name="T55">ـــــ </text:span><text:span text:style-name="T54">( آهنگ مصرف<text:tab/><text:tab/>آهنگ بازگست به طبیعت )</text:span></text:p>
      <text:p text:style-name="P82"><text:span text:style-name="T54">ب) فلز‌ها، منابعی تجدید </text:span><text:span text:style-name="T55">ـــــ .</text:span></text:p>
      <text:p text:style-name="P82"><text:span text:style-name="T55">ب</text:span><text:span text:style-name="T54">ا تمام شدن معادن، دسترسی به آن‌ها </text:span><text:span text:style-name="T55">ـــــ </text:span><text:span text:style-name="T54">، و محدود به </text:span><text:span text:style-name="T55">ـــــ </text:span><text:span text:style-name="T54">است.</text:span></text:p>
      <text:p text:style-name="P82"><text:span text:style-name="T54">پ) بازیافت فلز‌ها از جمله آهن؛ ردپای CO_2 را کاهش می‌دهد. ( د / ن )</text:span></text:p>
      <text:p text:style-name="P82"><text:span text:style-name="T54">سبب کاهش سرعت گر‌مای جهانی می‌شود. ( د / ن )</text:span></text:p>
      <text:p text:style-name="P82"><text:span text:style-name="T54">گونه‌های زیستی بیشتری را از بین می‌برد. ( د / ن )</text:span></text:p>
      <text:p text:style-name="P82"><text:span text:style-name="T54">به توسعه پایدار کشور کمک می‌کند. ( د / ن )</text:span></text:p>
      <text:p text:style-name="P82"><text:span text:style-name="T54">پسماند سرانه فولاد </text:span><text:span text:style-name="T55">ـــــ </text:span><text:span text:style-name="T54">کیلوگرم است. با انرژی ذخیره شده از بازگردانی ۷ قوطی فولادی، می‌توان یک لامپ </text:span><text:span text:style-name="T62">۶۰</text:span><text:span text:style-name="T54"> واتی را حدود </text:span><text:span text:style-name="T62">۲۵</text:span><text:span text:style-name="T54"> ساعت روشن نگه داشت. در استخراج </text:span><text:span text:style-name="T62">۱</text:span><text:span text:style-name="T54"> کیلوگرم آهن، تقریباً </text:span><text:span text:style-name="T55">ـــــ </text:span><text:span text:style-name="T54">کیلوگرم سنگ معدن آهن، و </text:span><text:span text:style-name="T55">ـــــ </text:span><text:span text:style-name="T54">کیلوگرم از منابع معدنی دیگر مصرف می‌شود. در استخراج فلز، درصد کمی/زیادی از سنگ معدن به فلز تبدیل می‌شود.</text:span></text:p>
      <text:p text:style-name="P106"><text:span text:style-name="T54">NEW</text:span></text:p>
      <text:p text:style-name="P107"><text:span text:style-name="T54">ارزیابی چرخه عمر</text:span></text:p>
      <text:p text:style-name="P82"><text:span text:style-name="T54">چرخه عمر: میزان تأثیر یک فرآورده بر روی محیط زیست در طول مدت عمر آن.</text:span></text:p>
      <text:p text:style-name="P82"><text:span text:style-name="T54">ارزیابی چرخه عمر:تاثیر‌های هرفرآورده را در </text:span><text:span text:style-name="T62">۴</text:span><text:span text:style-name="T54"> مرحله، بررسی می‌کند:</text:span></text:p>
      <text:p text:style-name="P82"><text:span text:style-name="T54">۱: </text:span><text:span text:style-name="T55">ـــــ </text:span><text:span text:style-name="T54">و </text:span><text:span text:style-name="T55">ـــــ </text:span><text:span text:style-name="T54">مواد خام برای تولید فراورده<text:tab/>۲</text:span><text:span text:style-name="T55">: ـــــ<text:tab/><text:tab/></text:span><text:span text:style-name="T54">۳: </text:span><text:span text:style-name="T55">ـــــ<text:tab/><text:tab/></text:span><text:span text:style-name="T54">۴: </text:span><text:span text:style-name="T55">ـــــ</text:span></text:p>
      <text:p text:style-name="P82"><text:span text:style-name="T55">ا</text:span><text:span text:style-name="T54">رزیابی چرخه عمر، حاصل تلاش برای یافتن شاخص‌هایی است که کمک می‌کنند صنایع در مسیر بهره‌گیری از دانش فنی و تخصصی </text:span><text:span text:style-name="T62">سازگار‌تر با محیط زیست</text:span><text:span text:style-name="T54"> حرکت کنند، و رفتار و عمل‌کرد خود را در مسیر رسیدن به </text:span><text:span text:style-name="T63">توسعه پایدار</text:span><text:span text:style-name="T54"> «اصلاح» کنند.</text:span></text:p>
      <text:p text:style-name="P82"><text:span text:style-name="T54">بازیافت</text:span></text:p>
      <text:p text:style-name="P82"><text:span text:style-name="T54">حمل و نقل پسماندهای کاغذی سبب آلودگی هوا می‌شود.</text:span></text:p>
      <text:p text:style-name="P82"><text:span text:style-name="T54">حمل و نقل پسماند‌های پلاستیکی و ذوب کردن آن‌ها انرژی مصرف می‌کند و سبب آلودگی هوا می‌شود.</text:span></text:p>
      <text:p text:style-name="P82"><text:span text:style-name="T54">سوزاندن زباله</text:span></text:p>
      <text:p text:style-name="P82"><text:span text:style-name="T54">سبب انتشار گاز‌های گلخانه‌ای و آلودگی هوا می‌شود.</text:span></text:p>
      <text:p text:style-name="P82"><text:span text:style-name="T54">دفن‌کردن</text:span></text:p>
      <text:p text:style-name="P82"><text:span text:style-name="T54">تجزینه می‌شود. گاز متان ( آلاینده هوا ) تولید می‌کند.</text:span></text:p>
      <text:p text:style-name="P82"><text:span text:style-name="T54">(عملا) تجزیه نمی‌شود و سالیان طولانی در زمین باقی می‌ماند.</text:span></text:p>
      <text:p text:style-name="P82"><text:span text:style-name="T54">تأثیر مصرف فرآورده روی محیط زیست*</text:span></text:p>
      <text:p text:style-name="P82"><text:span text:style-name="T54">آلودگی هووا را به دنبال دارد.*</text:span></text:p>
      <text:p text:style-name="P82"><text:soft-page-break/><text:span text:style-name="T54">سبب آلودگی هوا، خاک و آب می‌شود.*</text:span></text:p>
      <text:p text:style-name="P82"><text:span text:style-name="T54">تأثیر روی محیط زیست</text:span></text:p>
      <text:p text:style-name="P82"><text:span text:style-name="T54">در تولید کاغذ آب به مقدار زیاد و مواد شیمیایی مضر برای محیط زیست مصرف می‌شود.</text:span></text:p>
      <text:p text:style-name="P82"><text:span text:style-name="T54">در پالایش نفت خام و واکنش پلیمری شدن انرژی زیادی مصرف می‌شود.</text:span></text:p>
      <text:p text:style-name="P82"><text:span text:style-name="T54">تأثیر حمل و نقل ماده خام بر محیط زیست*</text:span></text:p>
      <text:p text:style-name="P82"><text:span text:style-name="T54">سبب آلودگی هوا می‌شود.*</text:span></text:p>
      <text:p text:style-name="P82"><text:span text:style-name="T54">سبب آلودگی هوا می‌شود.*</text:span></text:p>
      <text:p text:style-name="P82"><text:span text:style-name="T54">تأثیر تولید ماده خام بر محیط زیست</text:span></text:p>
      <text:p text:style-name="P82"><text:span text:style-name="T54">با بریدن درختان زیستگاه جانداران زیادی تخریب می‌شود.</text:span></text:p>
      <text:p text:style-name="P82"><text:span text:style-name="T54">در استخراج نفت خام، انرژی زیادی مصرف می‌شود.</text:span></text:p>
      <text:p text:style-name="P82"><text:span text:style-name="T54">پایداری تأمین ماده اولیه یا خام</text:span></text:p>
      <text:p text:style-name="P82"><text:span text:style-name="T54">نسبتاً پایدار ( می‌توان تعداد زیادی درخت کاشت )</text:span></text:p>
      <text:p text:style-name="P82"><text:span text:style-name="T54">ناپایدار ( نفت، تجدیدناشدنی است. )</text:span></text:p>
      <text:p text:style-name="P82"><text:span text:style-name="T54">ماده اولیه یا خام</text:span></text:p>
      <text:p text:style-name="P82"><text:span text:style-name="T54">درخت</text:span></text:p>
      <text:p text:style-name="P82"><text:span text:style-name="T54">نفت خام</text:span></text:p>
      <text:p text:style-name="P82"><text:span text:style-name="T54">مراحل چرخه عمر</text:span></text:p>
      <text:p text:style-name="P82"><text:span text:style-name="T54">پاکت کاغذی</text:span></text:p>
      <text:p text:style-name="P82"><text:span text:style-name="T54">کیسه پلاستیکی</text:span></text:p>
      <text:p text:style-name="P82"><text:span text:style-name="T54">مرحله ۱: استخراج و تولید مواد اولیه و خام<text:tab/>۲: مرحله تولید<text:tab/>۳: مرحله مصرف<text:tab/>۴: مرحله دفع</text:span></text:p>
      <text:p text:style-name="P82"><text:span text:style-name="T54"/></text:p>
      <text:p text:style-name="P108"><text:span text:style-name="T54">نفت</text:span></text:p>
      <text:p text:style-name="P83"><text:span text:style-name="T54"><text:s/>نفت خام، یکی از سوخت‌های </text:span><text:span text:style-name="T55">ـــــ </text:span><text:span text:style-name="T54">است که به شکل مایعی </text:span><text:span text:style-name="T55">ـــــ </text:span><text:span text:style-name="T54">، </text:span><text:span text:style-name="T55">ـــــ </text:span><text:span text:style-name="T54">رنگ یا </text:span><text:span text:style-name="T55">ـــــ </text:span><text:span text:style-name="T54">( متمایل به </text:span><text:span text:style-name="T55">ـــــ </text:span><text:span text:style-name="T54">) از زمین بیرون کشیده می‌شود.</text:span></text:p>
      <text:p text:style-name="P83"><text:span text:style-name="T54">نفت خام در دنیای کنونی، دو نقش اساسی دارد: «منبع تأمین </text:span><text:span text:style-name="T55">ـــــ </text:span><text:span text:style-name="T54">» و « </text:span><text:span text:style-name="T55">ـــــ </text:span><text:span text:style-name="T54">اولیه برای تهیه </text:span><text:span text:style-name="T62">مواد</text:span><text:span text:style-name="T54"> و </text:span><text:span text:style-name="T62">کالاها</text:span><text:span text:style-name="T54">»</text:span></text:p>
      <text:p text:style-name="P83"><text:span text:style-name="T54">مصرف روزانه نفت خام ( ۸۰،۰۰۰،۰۰۰ بشکه )</text:span></text:p>
      <text:p text:style-name="P83"><text:span text:style-name="T54">نیمی: سوخت </text:span><text:span text:style-name="T55">ـــــ ـــــ </text:span><text:span text:style-name="T54">( حدود ٪ </text:span><text:span text:style-name="T55">ـــــ </text:span><text:span text:style-name="T54">)</text:span></text:p>
      <text:p text:style-name="P83"><text:span text:style-name="T54">نیمی: ← تأمین </text:span><text:span text:style-name="T55">ـــــ </text:span><text:span text:style-name="T54">و انرژی </text:span><text:span text:style-name="T55">ـــــ </text:span><text:span text:style-name="T54">( حدود ٪ </text:span><text:span text:style-name="T55">ـــــ </text:span><text:span text:style-name="T54">)</text:span></text:p>
      <text:p text:style-name="P83"><text:span text:style-name="T54"><text:tab/>← تولید </text:span><text:span text:style-name="T55">ـــــ </text:span><text:span text:style-name="T54">و </text:span><text:span text:style-name="T55">ـــــ </text:span><text:span text:style-name="T54">، </text:span><text:span text:style-name="T55">ـــــ </text:span><text:span text:style-name="T54">ها، مواد </text:span><text:span text:style-name="T55">ـــــ </text:span><text:span text:style-name="T54">و </text:span><text:span text:style-name="T55">ـــــ </text:span><text:span text:style-name="T54">، </text:span><text:span text:style-name="T55">ـــــ </text:span><text:span text:style-name="T54">، </text:span><text:span text:style-name="T55">ـــــ </text:span><text:span text:style-name="T54">، مواد </text:span><text:span text:style-name="T55">ـــــ </text:span><text:span text:style-name="T54">و </text:span><text:span text:style-name="T55">ـــــ </text:span><text:span text:style-name="T54">( حدود ٪ </text:span><text:span text:style-name="T55">ـــــ </text:span><text:span text:style-name="T54">)</text:span></text:p>
      <text:p text:style-name="P83"><text:span text:style-name="T54">نفت خام، مخلوطی از هزاران ترکیب شیمیایی است که بخش عمده آن را </text:span><text:span text:style-name="T55">ـــــ </text:span><text:span text:style-name="T54">‌های گوناگون تشکیل می‌دهند. عنصر اصلی سازنده نفت خام، </text:span><text:span text:style-name="T55">ـــــ </text:span><text:span text:style-name="T54">است. کربن، اساس استخوان‌بندی </text:span><text:span text:style-name="T55">ـــــ ـــــ </text:span><text:span text:style-name="T54">ها است.</text:span></text:p>
      <text:p text:style-name="P83"><text:span text:style-name="T54">کربن در خانه شماره </text:span><text:span text:style-name="T55">ـــــ </text:span><text:span text:style-name="T54">جدون دوره‌ای جای دارد. ( سرگروه گروه </text:span><text:span text:style-name="T55">ـــــ </text:span><text:span text:style-name="T54">) و اتم آن، در لایه ظرفیت خود </text:span><text:span text:style-name="T55">ـــــ </text:span><text:span text:style-name="T54">الکترون دارد. خوب است بدانیم صفحه ۳۰. الف) آرایش الکترونی فشرده::</text:span></text:p>
      <text:p text:style-name="P83"><text:span text:style-name="T54">ب) آرایش الکترون نکته‌ای اتم کربن:</text:span></text:p>
      <text:p text:style-name="P83"><text:span text:style-name="T54">پ) انواع پیوند اشتراکی ( برای رسیدن به آرایش هشتایی ): </text:span><text:span text:style-name="T55">ـــــ </text:span><text:span text:style-name="T54">، </text:span><text:span text:style-name="T55">ـــــ </text:span><text:span text:style-name="T54">و </text:span><text:span text:style-name="T55">ـــــ</text:span></text:p>
      <text:p text:style-name="P83"><text:span text:style-name="T55">م</text:span><text:span text:style-name="T54">ثال) تشکیل متان ( CH_4 ):</text:span></text:p>
      <text:p text:style-name="P83"><text:span text:style-name="T54"/></text:p>
      <text:p text:style-name="P84"><text:span text:style-name="T54">تمرین: آرایش الکترون نقطه‌ای اتم‌های زیر را رسم کنید:</text:span></text:p>
      <text:p text:style-name="P85"><text:span text:style-name="T54">الف) بیشترین تعداد الکترون لایه ظرفیت، مربوط به کدام گروه است؟ گروه </text:span><text:span text:style-name="T55">ـــــ </text:span><text:span text:style-name="T54">( </text:span><text:span text:style-name="T55">ـــــ </text:span><text:span text:style-name="T54">الکترون ظرفیتی )</text:span></text:p>
      <text:p text:style-name="P85"><text:span text:style-name="T54">ب) بیشترین تعداد الکترون منفرد ( تکی ) مربوط به کدام گروه است؟</text:span></text:p>
      <text:p text:style-name="P85"><text:span text:style-name="T54">گروه </text:span><text:span text:style-name="T55">ـــــ </text:span><text:span text:style-name="T54">( </text:span><text:span text:style-name="T55">ـــــ </text:span><text:span text:style-name="T54">تک الکترون)</text:span></text:p>
      <text:p text:style-name="P85"><text:span text:style-name="T54">پ) ظرفیت عناصر کدام گروه، بیشتر است؟ چرا؟</text:span></text:p>
      <text:p text:style-name="P85"><text:span text:style-name="T54">گروه </text:span><text:span text:style-name="T55">ـــــ </text:span><text:span text:style-name="T54">( ظرفیت </text:span><text:span text:style-name="T55">ـــــ </text:span><text:span text:style-name="T54">) ← ظرفیت اصلی گروه</text:span></text:p>
      <text:p text:style-name="P85"><text:span text:style-name="T54">مشاهده</text:span></text:p>
      <text:p text:style-name="P85"><text:span text:style-name="T54">A) اتم </text:span><text:span text:style-name="T55">ـــــ </text:span><text:span text:style-name="T54">و</text:span><text:span text:style-name="T55">ـــــ </text:span><text:span text:style-name="T54">می‌توانند بیش از سایر فلز‌ها پیوند اشتراکی ایجاد کنند.. ( با ظرفیت اصلی خود )</text:span></text:p>
      <text:p text:style-name="P85"><text:span text:style-name="T54">B) اتم </text:span><text:span text:style-name="T55">ـــــ </text:span><text:span text:style-name="T54">( و البته </text:span><text:span text:style-name="T55">ـــــ </text:span><text:span text:style-name="T54">، </text:span><text:span text:style-name="T55">ـــــ </text:span><text:span text:style-name="T54">و </text:span><text:span text:style-name="T55">ـــــ </text:span><text:span text:style-name="T54">) می‌توانند پیوند‌های دوگانه و اتم‌های </text:span><text:span text:style-name="T55">ـــــ </text:span><text:span text:style-name="T54">، </text:span><text:span text:style-name="T55">ـــــ </text:span><text:span text:style-name="T54">و </text:span><text:span text:style-name="T55">ـــــ </text:span><text:span text:style-name="T54">می‌توانند پیوند سه‌گانه ایجاد کنند.</text:span></text:p>
      <text:p text:style-name="P85"><text:span text:style-name="T54">نتیجه: </text:span><text:span text:style-name="T71">بیشترین</text:span><text:span text:style-name="T54"> و </text:span><text:span text:style-name="T71">متنوع‌ترین</text:span><text:span text:style-name="T54"> ترکیبات، باید مربوط به گروه </text:span><text:span text:style-name="T55">ـــــ </text:span><text:span text:style-name="T54">باشد:</text:span></text:p>
      <text:p text:style-name="P85"><text:span text:style-name="T54">ـــــ شازنده اصلی مولکول‌های زیستی و ـــــ سازنده اصلی جهان غیرزنده است.</text:span></text:p>
      <text:p text:style-name="P85"><text:span text:style-name="T54">ترکیبات </text:span><text:span text:style-name="T62">کربن</text:span><text:span text:style-name="T54"> از سیلیسیم بسیار ـــــ است چون ← پیوند‌های ـــــ تشکیل می‌دهد ( دلیل: طول پیوند ـــــ )</text:span></text:p>
      <text:p text:style-name="P85"><text:span text:style-name="T54"><text:tab/><text:tab/><text:tab/><text:tab/><text:tab/> ← توانایی تشکیل پیوند ـــــ و ـــــ و ـــــ را نیز دارد. ( شکل ۱۵ و ۱۶ صفحه ۳۱ )</text:span></text:p>
      <text:p text:style-name="P85"><text:span text:style-name="T54">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54">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54">یادآوری:تعریف و مقایسه «آلوتروپ، ایزوتوپ، ایزومر»</text:span></text:p>
      <text:p text:style-name="P109"><text:span text:style-name="T54"/></text:p>
      <text:p text:style-name="P110"><text:span text:style-name="T54">آلکان‌ها <text:s/>( C_nH )</text:span></text:p>
      <text:p text:style-name="P86"><text:span text:style-name="T54">دسته‌ای از هیدروکربن‌ها هستند که در آن‌ها، هر اتم کربن با </text:span><text:span text:style-name="T56">ـــــ </text:span><text:span text:style-name="T54">پیوند یگانه به اتم‌های دیگر متصل شده است ( یعنی حتماً با </text:span><text:span text:style-name="T56">ـــــ </text:span><text:span text:style-name="T54">اتم دیگر پیوند دارد. ). </text:span><text:span text:style-name="T56">ـــــ </text:span><text:span text:style-name="T54">( CH_4 ) ساده‌ترین و نخستین عضو خانواده آلکان است. سایر اعضای خانواده، تعداد </text:span><text:span text:style-name="T56">ـــــ </text:span><text:span text:style-name="T54">های بیشتری دارند، که البته اتم‌های </text:span><text:span text:style-name="T56">ـــــ </text:span><text:span text:style-name="T54">آن‌ها نیز بیشتر می‌شود.</text:span></text:p>
      <text:p text:style-name="P86"><text:span text:style-name="T54">( هر اتم کربن به </text:span><text:span text:style-name="T56">ـــــ </text:span><text:span text:style-name="T54">یا </text:span><text:span text:style-name="T56">ـــــ </text:span><text:span text:style-name="T54">اتم کربن در زنجیر کربنی متصل است. )</text:span></text:p>
      <text:p text:style-name="P86"><text:span text:style-name="T54">آلکان‌ها<text:tab/><text:tab/>← </text:span><text:span text:style-name="T56">ـــــ : </text:span><text:span text:style-name="T54">اتم‌های </text:span><text:span text:style-name="T56">ـــــ </text:span><text:span text:style-name="T54">همانند یک </text:span><text:span text:style-name="T56">ـــــ </text:span><text:span text:style-name="T54">به دنبال هم قرار دارند. ( شکل ۱۸ الف)</text:span></text:p>
      <text:p text:style-name="P86"><text:span text:style-name="T54"><text:tab/><text:tab/>← </text:span><text:span text:style-name="T56">ـــــ : </text:span><text:span text:style-name="T54">برخی اتم‌های کربن به شکل شاخه </text:span><text:span text:style-name="T56">ـــــ </text:span><text:span text:style-name="T54">( </text:span><text:span text:style-name="T56">ـــــ </text:span><text:span text:style-name="T54">) به زنجیر اصلی متصل است ( شکل ۱۸ ب )</text:span></text:p>
      <text:p text:style-name="P86"><text:span text:style-name="T54">( برخی اتم‌های کربن به </text:span><text:span text:style-name="T56">ـــــ </text:span><text:span text:style-name="T54">یا </text:span><text:span text:style-name="T56">ـــــ </text:span><text:span text:style-name="T54">اتم کربن در زنجیر متصل هستند. )</text:span></text:p>
      <text:p text:style-name="P111"><text:span text:style-name="T54">پرسش –</text:span><text:span text:style-name="T65"> کوچک‌ترین آلکانی که همه انواع کربن را دارد، چند اتم هیدروژن دارد؟ ( آلکان زنجیری ← حلقوی نباشد )</text:span></text:p>
      <text:p text:style-name="P111"><text:span text:style-name="T65"/></text:p>
      <text:p text:style-name="P111"><text:span text:style-name="T54">مدل پیوند – خط</text:span></text:p>
      <text:p text:style-name="P111"><text:span text:style-name="T54"><text:s/></text:span><text:span text:style-name="T65">در این روش، اتم‌های کربن با نقطه و پیوند بین آن‌ها با خط‌تیره ( پاره خط ) نشان داده می‌شوند.</text:span></text:p>
      <text:p text:style-name="P111"><text:span text:style-name="T65">اتم‌های هیدروژن، و نیز پیوند‌های C-H نشان داده </text:span><text:span text:style-name="T66">ـــــ </text:span><text:span text:style-name="T65">( H متصل به اتم‌های دیگر، نشان داده </text:span><text:span text:style-name="T66">ـــــ </text:span><text:span text:style-name="T65">)</text:span></text:p>
      <text:p text:style-name="P111"><text:span text:style-name="T65">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66">ـــــ .</text:span></text:p>
      <text:p text:style-name="P111"><text:span text:style-name="T66">خ</text:span><text:span text:style-name="T65">وب است بدانیم صفحه ۳۳: فرمول «ساختاری» یا «پیوند – خط» به همراه فرمول مولکولی را برای هر ترکیب نمایش دهید:</text:span></text:p>
      <text:p text:style-name="P111"><text:span text:style-name="T65">الف)<text:tab/><text:tab/><text:tab/>ب)</text:span></text:p>
      <text:p text:style-name="P111"><text:span text:style-name="T65">پ)<text:tab/><text:tab/><text:tab/>ت)</text:span></text:p>
      <text:p text:style-name="P111"><text:span text:style-name="T65">تمرین: با مدل پیوند – خط نمایش دهید:</text:span></text:p>
      <text:p text:style-name="P112"><text:span text:style-name="T65">CH(CH_3) – CH(CH_3)_2</text:span></text:p>
      <text:p text:style-name="P112"><text:span text:style-name="T65">C_3H_7OH</text:span></text:p>
      <text:p text:style-name="P112"><text:span text:style-name="T65"/></text:p>
      <text:p text:style-name="P113"><text:span text:style-name="T65">شمار اتم‌های کربن نقش مهمی در تعیین </text:span><text:span text:style-name="T66">ـــــ </text:span><text:span text:style-name="T65">هیدروکربن‌ها دارد. با تغییر تعداد C، </text:span><text:span text:style-name="T66">ـــــ </text:span><text:span text:style-name="T65">مولکول</text:span></text:p>
      <text:p text:style-name="P114"><text:span text:style-name="T65">و نیز </text:span><text:span text:style-name="T66">ـــــ </text:span><text:span text:style-name="T65">مولکولی تغییر می‌یابد ← تغییر نیروی ـــــ مولکولی، نقطه ـــــ و غیره</text:span></text:p>
      <text:p text:style-name="P116"><text:span text:style-name="T65">با هم بیندیشیم ۱ صفحه ۳۴: ( جمع‌بندی مهم )</text:span></text:p>
      <text:p text:style-name="P116"><text:span text:style-name="T65">بزرگ شدن اندازه مولکول<text:tab/>← </text:span><text:span text:style-name="T67">ـــــ </text:span><text:span text:style-name="T65">نقطه جوش</text:span></text:p>
      <text:p text:style-name="P116"><text:span text:style-name="T65"><text:tab/><text:tab/><text:tab/>← </text:span><text:span text:style-name="T67">ـــــ </text:span><text:span text:style-name="T65">فرار بودن ( تمایل برای تبدیل به گاز )</text:span></text:p>
      <text:p text:style-name="P115"><text:span text:style-name="T65">ـــــ </text:span><text:span text:style-name="T68">گران روی ( </text:span><text:span text:style-name="T65">ـــــ </text:span><text:span text:style-name="T68">مقاوت در برابر جاری شدن )</text:span></text:p>
      <text:p text:style-name="P117"><text:span text:style-name="T65">الف) با افزایش شمار کربن ← </text:span><text:span text:style-name="T67">ـــــ </text:span><text:span text:style-name="T65">نقطه جوش آلکان در فشار ۱ اتمسفر ← </text:span><text:span text:style-name="T67">ـــــ </text:span><text:span text:style-name="T65">تعداد مولکول‌هایی که تبخیر می‌گردند ( </text:span><text:span text:style-name="T67">ـــــ </text:span><text:span text:style-name="T65">فشار بخار )</text:span></text:p>
      <text:p text:style-name="P117"><text:span text:style-name="T65">ب) نقطه جوش: C_{12}H_{26}<text:tab/><text:tab/>C_{21}H_{44}</text:span></text:p>
      <text:p text:style-name="P117"><text:span text:style-name="T65">پ) گران‌روی: C_{10}H_{22}<text:tab/><text:tab/>C_6H_{14}</text:span></text:p>
      <text:p text:style-name="P117"><text:span text:style-name="T65">فرار بودن: C_{10}H_{22}<text:tab/><text:tab/>C_6H_{14}</text:span></text:p>
      <text:p text:style-name="P117"><text:span text:style-name="T65">ت) گشتاور دو قطبی آلکان‌ها حدود </text:span><text:span text:style-name="T67">ـــــ </text:span><text:span text:style-name="T65">است ( یعنی </text:span><text:span text:style-name="T67">ـــــ </text:span><text:span text:style-name="T65">هستند. )</text:span></text:p>
      <text:p text:style-name="P117"><text:span text:style-name="T65">ث) نیروی بین مولکولی در آلکان‌ها از نوع </text:span><text:span text:style-name="T67">ـــــ ـــــ ـــــ </text:span><text:span text:style-name="T65">است. افزایش شمار اتم‌های کربن، باعث </text:span><text:span text:style-name="T67">ـــــ </text:span><text:span text:style-name="T65">قدرت نیروی بین مولکولی، ( و </text:span><text:span text:style-name="T67">ـــــ </text:span><text:span text:style-name="T65">جرم و حجم مولکول ) و باعث </text:span><text:span text:style-name="T67">ـــــ </text:span><text:span text:style-name="T65">نقطه جوش می‌شود.</text:span></text:p>
      <text:p text:style-name="P117"><text:span text:style-name="T65">ج) با بزرگ‌تر شدن زنجیر کربنی، گران‌روی </text:span><text:span text:style-name="T67">ـــــ </text:span><text:span text:style-name="T65">می‌یابد چون مقاومت مولکول‌های بزرگ‌تر ددر برابر جاری شدن </text:span><text:span text:style-name="T67">ـــــ </text:span><text:span text:style-name="T65">است.</text:span></text:p>
      <text:p text:style-name="P117"><text:span text:style-name="T65">چ) چسبندگی: C_{18}H_{38}<text:tab/><text:tab/>C_{25}H_{52} (نیروی بین مولکولی (واندروالسی) در </text:span><text:span text:style-name="T67">ـــــ </text:span><text:span text:style-name="T65">قوی‌تر است. )</text:span></text:p>
      <text:p text:style-name="P117"><text:span text:style-name="T65"><text:tab/><text:tab/>( </text:span><text:span text:style-name="T67">ـــــ </text:span><text:span text:style-name="T65">)<text:tab/><text:tab/><text:tab/><text:tab/>(</text:span><text:span text:style-name="T67"> ـــــ </text:span><text:span text:style-name="T65">)</text:span></text:p>
      <text:p text:style-name="P117"><text:span text:style-name="T65">با هم بیندیشیم ۲ صفحه ۳۵</text:span></text:p>
      <text:p text:style-name="P117"><text:span text:style-name="T65">الف) آلکان‌های </text:span><text:span text:style-name="T67">ـــــ </text:span><text:span text:style-name="T65">تا </text:span><text:span text:style-name="T67">ـــــ </text:span><text:span text:style-name="T65">کربنه در دمای ۲۲ درجه سانتی‌گراد به حالت گاز هستند.</text:span></text:p>
      <text:p text:style-name="P118"><text:span text:style-name="T65">ب) با افزایش جرم مولی آ</text:span><text:span text:style-name="T69">لکان، نقطه جوش </text:span><text:span text:style-name="T67">ـــــ </text:span><text:span text:style-name="T69">می‌یابد !!! ( این، </text:span><text:span text:style-name="T64">۴۰</text:span><text:span text:style-name="T69"> بار! )</text:span></text:p>
      <text:p text:style-name="P119"><text:span text:style-name="T69">آ</text:span><text:span text:style-name="T65">لکان‌ها به دلیل </text:span><text:span text:style-name="T67">ـــــ </text:span><text:span text:style-name="T65">بودن، در آب </text:span><text:span text:style-name="T67">ـــــ </text:span><text:span text:style-name="T65">و می‌توان از آن‌ها برای حفاظت </text:span><text:span text:style-name="T67">ـــــ </text:span><text:span text:style-name="T65">استفاده کرد. قرار دادن فلز در آلکان‌های </text:span><text:span text:style-name="T67">ـــــ </text:span><text:span text:style-name="T65">یا </text:span><text:span text:style-name="T67">ـــــ </text:span><text:span text:style-name="T65">کردن سطح فلز‌ها و وسایل فلزی با آنها، مانع از رسیدن </text:span><text:span text:style-name="T67">ـــــ </text:span><text:span text:style-name="T65">به سطح فلز می‌شود و از </text:span><text:span text:style-name="T67">ـــــ </text:span><text:span text:style-name="T65">فلز جلوگیری می‌کند.</text:span></text:p>
      <text:p text:style-name="P120"><text:span text:style-name="T65">آلکان‌ها، ترکیباتی سیر </text:span><text:span text:style-name="T67">ـــــ </text:span><text:span text:style-name="T65">هستند، ( هر اتم کربن به </text:span><text:span text:style-name="T67">ـــــ </text:span><text:span text:style-name="T65">اتم دیگر متصل است ). پیوند‌های آن‌ها فقط اشتراکی </text:span><text:span text:style-name="T67">ـــــ </text:span><text:span text:style-name="T65">است. ( دوگانه و سه‌گانه </text:span><text:span text:style-name="T67">ـــــ </text:span><text:span text:style-name="T65">). آلکان‌ها تمایل زیادی برای واکنش شیمیایی </text:span><text:span text:style-name="T67">ـــــ .</text:span></text:p>
      <text:p text:style-name="P121"><text:span text:style-name="T67">آ</text:span><text:span text:style-name="T65">گر آلکان‌ها را </text:span><text:span text:style-name="T70">استنشاق</text:span><text:span text:style-name="T65"> کنیم</text:span><text:span text:style-name="T70">، میزان سمی بودن آن‌ها </text:span><text:span text:style-name="T67">ـــــ </text:span><text:span text:style-name="T70">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65">خوب است بدانیم صفحه ۳۶: گشتاور دو قطبی مولکول‌های سازنده چربی‌ها، حدود ـــــ است. ( چربی‌ها، ـــــ هستند. )</text:span></text:p>
      <text:p text:style-name="P122"><text:span text:style-name="T65">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65">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54">«نامگذاری آلکان‌ها» </text:span><text:span text:style-name="T65">( پیوند با ریاضی صفحه ۳۵ )</text:span></text:p>
      <text:p text:style-name="P122"><text:span text:style-name="T65">واژه «آلکان» از دو جزء ساخته شده است. به جای لفظ «آلکـ» همواره کلمه‌ای قرار می‌گیرد که ـــــ اتم کربن را مشخص می‌کند.</text:span></text:p>
      <text:p text:style-name="P122"><text:span text:style-name="T65">اعداد یونانی ا تا ۴ به ترتیب</text:span></text:p>
      <text:p text:style-name="P121"><text:span text:style-name="T70">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57">«</text:span><text:span text:style-name="T54">نامگذاری آلکان‌های شاخه‌دار»</text:span></text:p>
      <text:p text:style-name="P87"><text:span text:style-name="T54">برای نام‌گذاری آلکان‌های شاخه‌دار، باید:</text:span></text:p>
      <text:p text:style-name="P87"><text:span text:style-name="T54">۱) نام شاخه‌های جانبی ( فرعی ) را بدانیم:</text:span></text:p>
      <text:p text:style-name="P88"><text:span text:style-name="T54">آلکان \ce{-&gt;[-H]} ـــــ<text:tab/><text:tab/><text:tab/>\ce{CH4 -&gt; -CH3}<text:tab/><text:tab/>\ce{C2H6 -&gt; -C2H5(-CH2CH3)}</text:span></text:p>
      <text:p text:style-name="P87"><text:span text:style-name="T54"><text:tab/>( ـــــ )<text:tab/><text:tab/><text:tab/><text:tab/><text:tab/><text:tab/>( ـــــ )</text:span></text:p>
      <text:p text:style-name="P87"><text:span text:style-name="T54">۲) سپس باید زنجیر اصلی را </text:span><text:span text:style-name="T62">به درستی</text:span><text:span text:style-name="T54"> انتخاب کنیم: زنجیری که بیشترین تعداد ـــــ را دارد.</text:span></text:p>
      <text:p text:style-name="P87"><text:span text:style-name="T54">( به شرطی که از هر کربن فقط ۱ بار عبور کنیم.) در هر مورد، دور زنجیر اصلی، کادر بکشید:</text:span></text:p>
      <text:p text:style-name="P87"><text:span text:style-name="T54"/></text:p>
      <text:p text:style-name="P87"><text:span text:style-name="T54">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54">نکته ۲: گروه آلکی</text:span><text:span text:style-name="T59">ل</text:span><text:span text:style-name="T54">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54"/></text:p>
      <text:p text:style-name="P87"><text:span text:style-name="T54">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54">( سه ترکیب قسمت ۲ را شماره گذاری نمایید.)</text:span></text:p>
      <text:p text:style-name="P87"><text:span text:style-name="T54">۴) نامگذاری:</text:span></text:p>
      <text:p text:style-name="P87"><text:span text:style-name="T54">&gt;&gt;&gt; اگر تعداد شاخه یکی باشد: شماره اتصال و نام شاخه ـــــ و سپس نام ـــــ ـــــ ذکر می‌شود:</text:span></text:p>
      <text:p text:style-name="P89"><text:span text:style-name="T54">با هم بیندیشیم ۱ صفحه ۳۷:</text:span></text:p>
      <text:p text:style-name="P90"><text:span text:style-name="T54">الف) اعداد، نشانگر شماره </text:span><text:span text:style-name="T58">ـــــ </text:span><text:span text:style-name="T54">در </text:span><text:span text:style-name="T58">ـــــ </text:span><text:span text:style-name="T54">اصلی است که </text:span><text:span text:style-name="T58">ـــــ </text:span><text:span text:style-name="T54">فرعی به آن متصل شده است و واژه بعد از آن، </text:span><text:span text:style-name="T58">ـــــ </text:span><text:span text:style-name="T54">شاخه فرعی را نشان می‌دهد. واژه بعدی، نام </text:span><text:span text:style-name="T58">ـــــ ـــــ </text:span><text:span text:style-name="T54">است.</text:span></text:p>
      <text:p text:style-name="P90"><text:span text:style-name="T54">ب) شباهت این دو ترکیب، در تعداد کل </text:span><text:span text:style-name="T58">ـــــ </text:span><text:span text:style-name="T54">در ترکیب، و نیز تعداد کربن </text:span><text:span text:style-name="T58">ـــــ ـــــ </text:span><text:span text:style-name="T54">و نیز، تعداد کربن و نوع </text:span><text:span text:style-name="T58">ـــــ ـــــ </text:span><text:span text:style-name="T54">است.</text:span></text:p>
      <text:p text:style-name="P90"><text:span text:style-name="T54">تفاوت این دو ترکیب، در </text:span><text:span text:style-name="T58">ـــــ ـــــ </text:span><text:span text:style-name="T54">اتصال شاخه فرعی است.</text:span></text:p>
      <text:p text:style-name="P90"><text:span text:style-name="T54">با هم بیندیشیم ۲:</text:span></text:p>
      <text:p text:style-name="P90"><text:span text:style-name="T54">۳- متیل هگزان<text:tab/><text:tab/><text:tab/><text:tab/><text:tab/><text:tab/><text:tab/>۴- متیل هپتان</text:span></text:p>
      <text:p text:style-name="P90"><text:span text:style-name="T54">با هم بیندیشیم ۳:</text:span></text:p>
      <text:p text:style-name="P90"><text:span text:style-name="T54">با هم بیندیشیم ۴:</text:span></text:p>
      <text:p text:style-name="P90"><text:span text:style-name="T54">انتخاب زنجیر<text:tab/><text:tab/><text:tab/>انتخاب زنجیر جهت شماره‌گذاری<text:tab/><text:tab/><text:tab/>انتخب زنجیر جهت شماره‌گذاری</text:span></text:p>
      <text:p text:style-name="P90"><text:span text:style-name="T54">نام نادرست:<text:tab/><text:tab/><text:tab/><text:tab/>نام نادرست:<text:tab/><text:tab/><text:tab/><text:tab/><text:tab/>نام درست:</text:span></text:p>
      <text:p text:style-name="P91"><text:span text:style-name="T54">نکته مهم: متیل در کربن اول، اتیل در کربن اول و دوم، پروپیل در کربن‌های اول، دوم و سوم زنجیر، شاخه فرعی </text:span><text:span text:style-name="T58">ـــــ ـــــ </text:span><text:span text:style-name="T54">و ادامه زنجیر محسوب </text:span><text:span text:style-name="T58">ـــــ</text:span></text:p>
      <text:p text:style-name="P91"><text:span text:style-name="T58">خ</text:span><text:span text:style-name="T54">وب است بدانیم ۱ الف صفحه ۳۸</text:span></text:p>
      <text:p text:style-name="P91"><text:span text:style-name="T54">تمرین دوره‌ای ۵ قسمت (پ)</text:span></text:p>
      <text:p text:style-name="P91"><text:span text:style-name="T54">خوب است بدانیم ۲ صفحه ۳۹</text:span></text:p>
      <text:p text:style-name="P91"><text:span text:style-name="T54"/></text:p>
      <text:p text:style-name="P92"><text:span text:style-name="T54">نتیجه:</text:span></text:p>
      <text:p text:style-name="P93"><text:span text:style-name="T54">متیل در کربن اول، اتیل در کربن دوم، پروپیل در کربن سوم ( و غیره ) نیز ادامه </text:span><text:span text:style-name="T58">ـــــ ـــــ </text:span><text:span text:style-name="T54">به شماره می‌روند، و شاخه فرعی </text:span><text:span text:style-name="T58">ـــــ .</text:span></text:p>
      <text:p text:style-name="P93"><text:span text:style-name="T58">ن</text:span><text:span text:style-name="T54">کته: هالوژن‌ها نیز می‌توانند به عنوان شاخه فرعی در ترکیب‌های آلی محسوب شوند.</text:span></text:p>
      <text:p text:style-name="P93"><text:span text:style-name="T54">در نامگذاری، پسوند «ـو» به نام هالوژن افزوده می‌شود.</text:span></text:p>
      <text:p text:style-name="P93"><text:span text:style-name="T54">تذکر مهم: هالوژن‌ها ( برخلاف گروه‌های آلکیل</text:span><text:span text:style-name="T60"> ) در کربن اول زنجیر نیز شاخه فرعی می‌توانند باشند.</text:span></text:p>
      <text:p text:style-name="P93"><text:span text:style-name="T60"/></text:p>
      <text:p text:style-name="P94"><text:span text:style-name="T54">تمرین – ترکیبی با فرمول مولکولی C_3H_7I چند ایزومر ساختاری دارد؟</text:span></text:p>
      <text:p text:style-name="P94"><text:span text:style-name="T54">نکته: هالوژن می‌تواند/نمی‌تواند در کربن اول زنجیر </text:span><text:span text:style-name="T61">نیز</text:span><text:span text:style-name="T54"> شاخه فرعی باشد.</text:span></text:p>
      <text:p text:style-name="P95"><text:span text:style-name="T54">نتیجه: عدد </text:span><text:span text:style-name="T62">۱</text:span><text:span text:style-name="T54"> برای هالوژن‌ها ( به عنوان شاخه ) ذکر ـــــ ـــــ .</text:span></text:p>
      <text:p text:style-name="P95"><text:span text:style-name="T54">معرفی دو شاخه فرعی دیگر:</text:span></text:p>
      <text:p text:style-name="P96"><text:span text:style-name="T54">(\qquad) – CN<text:tab/>و <text:tab/>(\qquad) – NO_2</text:span></text:p>
      <text:p text:style-name="P97"><text:span text:style-name="T54">* نکته:</text:span></text:p>
      <text:p text:style-name="P97"><text:span text:style-name="T54">هنگامی که شاخه فرعی، فقط یک کربن اتصال در زنجیر اصلی دارد، شماره اتصال شاخه فرعی </text:span><text:span text:style-name="T62">نباید</text:span><text:span text:style-name="T54"> ذکر شود. ( برخی کتاب‌ها می‌گویند که </text:span><text:span text:style-name="T62">بهتر است</text:span><text:span text:style-name="T72"> گفته نشود. )</text:span></text:p>
      <text:p text:style-name="P97"><text:span text:style-name="T72">ادامه نامگذاری ( قوانین )</text:span></text:p>
      <text:p text:style-name="P97"><text:span text:style-name="T72">&gt;&gt;&gt; تعداد شاخه فرعی بیش از یک<text:tab/>← دو یا چند شاخه فرعی اما از یک نوع </text:span><text:span text:style-name="T73">*</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74">ـــــ </text:span>به <text:span text:style-name="T74">ـــــ </text:span>نوشته می‌شود ( حتی اگر <text:span text:style-name="T74">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74">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74">ـــــ </text:span>بر <text:span text:style-name="T74">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74">ـــــ </text:span>داشته باشد:</text:p>
      <text:p text:style-name="P5">CH_3 – CH<text:tab/><text:tab/>Br – CH<text:tab/><text:tab/>Cl – CH_3</text:p>
      <text:p text:style-name="P4">در نام‌گذاری ترکیب‌های آلی، بین عدد و عدد: <text:span text:style-name="T74">ـــــ</text:span></text:p>
      <text:p text:style-name="P4">بین عدد و کلمه: <text:span text:style-name="T74">ـــــ </text:span>قرار می‌گیرد</text:p>
      <text:p text:style-name="P4">و بین کلمه و کلمه: <text:span text:style-name="T74">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75">ـــــ </text:span>) ( نام: <text:span text:style-name="T75">ـــــ </text:span>) ( نام: <text:span text:style-name="T75">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75">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75">ـــــ </text:span>دارند، و به خاطر وجود پیوند دوگانه، سیر <text:span text:style-name="T75">ـــــ </text:span>هستند. در ( C = C ) یکی از دو پیوند، از دیگر ضعیف‌تر است آسانتر شکسته می‌شود و دو ذره <text:span text:style-name="T75">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75">ـــــ </text:span>استفاده می‌کند، ( به جای اینکه <text:span text:style-name="T75">ـــــ </text:span>پیوند دوگانه و <text:span text:style-name="T75">ـــــ </text:span>پیوند یگانه داشته باشد، <text:span text:style-name="T75">ـــــ </text:span>پیوند یگانه خواهد داشت. )</text:p>
      <text:p text:style-name="P15">؟؟؟؟؟؟؟؟؟؟؟؟؟؟؟؟؟؟؟؟؟؟؟؟؟؟؟؟؟؟؟؟؟؟؟</text:p>
      <text:p text:style-name="P15">* تذکر: واکنش آلکن‌ها با Cl-Cl نیاز به کاتالیزگر <text:span text:style-name="T75">ـــــ </text:span>دارد. <text:span text:style-name="T49">تمرین دوره‌ای یک فصل ۳ ← !!</text:span></text:p>
      <text:p text:style-name="P15">وارد کردن آلکن در بخار برم مایع ( <text:span text:style-name="T8">قرمز</text:span> ) یا آب برم ( <text:span text:style-name="T8">قرمز</text:span> )، ترکیبی <text:span text:style-name="T75">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75">ـــــ </text:span>رنگ شوند.</text:p>
      <text:p text:style-name="P15">تذکر: هالوژن‌ها در حالت عنصری ( آزاد )، رنگی/بی‌رنگ و در حالت ترکیب <text:span text:style-name="T75">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75">ـــــ </text:span>به عنوان کاتالیز‌گر، <text:span text:style-name="T75">ـــــ </text:span>تولید می‌شود. که الکلی <text:span text:style-name="T75">ـــــ </text:span>کربنه، <text:span text:style-name="T75">ـــــ </text:span>رنگ، و <text:span text:style-name="T8">فرّار</text:span> ( نقطه جوش <text:span text:style-name="T75">ـــــ </text:span>تر از آب ) است. به هر نسبتی در <text:span text:style-name="T75">ـــــ </text:span>حل می‌شود. از مهم‌ترین <text:span text:style-name="T75">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75">ـــــ </text:span>( نیز ) دارد. ( که با برم واکنش می‌دهد. )</text:p>
      <text:p text:style-name="P16">در صنعت پتروشیمی، ترکیب‌ها، مواد و وسایل گوناگون از <text:span text:style-name="T75">ـــــ </text:span>یا <text:span text:style-name="T75">ـــــ </text:span>طبیعی به دست می‌آید. ( فرآورده‌های پتروشیمیایی )</text:p>
      <text:p text:style-name="P16">در صنایع پتروشیمی کشور‌ها، موادی نظیر <text:span text:style-name="T75">ـــــ </text:span>، <text:span text:style-name="T75">ـــــ ـــــ </text:span>و <text:span text:style-name="T75">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75">ـــــ </text:span>کربن دارد: ( گاز: <text:span text:style-name="T75">ـــــ </text:span>) CH یا ؟؟؟؟؟؟</text:p>
      <text:p text:style-name="P124"><text:span text:style-name="T28">نام قدیمی گاز اتین، </text:span><text:span text:style-name="T27">ـــــ </text:span><text:span text:style-name="T28">است که ( از شعله آن ) در </text:span><text:span text:style-name="T27">ـــــ </text:span><text:span text:style-name="T28">کاری و </text:span><text:span text:style-name="T27">ـــــ </text:span><text:span text:style-name="T28">کاری فلز‌ها استفاده می‌شود و به آن، جوش </text:span><text:span text:style-name="T27">ـــــ </text:span><text:span text:style-name="T28">نیز گفته می‌شود:</text:span></text:p>
      <text:p text:style-name="P18"><text:tab/>+<text:tab/>→<text:tab/><text:tab/>+<text:tab/><text:tab/></text:p>
      <text:p text:style-name="P124"><text:span text:style-name="T28">در این روش، کلسیم </text:span><text:span text:style-name="T27">ـــــ</text:span><text:span text:style-name="T28"> ( </text:span><text:span text:style-name="T27">ـــــ </text:span><text:span text:style-name="T28">) در یک مخزن نگه‌داری و با افزودن آب، به </text:span><text:span text:style-name="T27">ـــــ </text:span><text:span text:style-name="T28">تبدیل می‌شود.</text:span></text:p>
      <text:p text:style-name="P198"><text:span text:style-name="T26">تمرین ۱ – فرمول ساختاری و مولکولی، مدل پیوند – خط، و نام آلکین سه کربنه چیست؟</text:span></text:p>
      <text:p text:style-name="P198"><text:span text:style-name="T26">تمرین ۲ – ایزومر‌های آلکنی C_4H_6 را رسم و ناگذاری کنید:</text:span></text:p>
      <text:p text:style-name="P198"><text:span text:style-name="T26">( چرا کلمه آلکنی گفته شده؟ * )</text:span></text:p>
      <text:p text:style-name="P198"><text:span text:style-name="T26">تمرین ۳ – واکنش ۱ مول پروپین با ۱ مول برم مایع را بنویسید:</text:span></text:p>
      <text:p text:style-name="P198"><text:span text:style-name="T26">تمرین ۴ – واکنش ۱ مول اتین را با ۲ مول گاز کلر بنویسید:</text:span></text:p>
      <text:p text:style-name="P198"><text:span text:style-name="T26">تمرین ۵ – هر مول اتین برای </text:span><text:span text:style-name="T40">سیر‌شدن کامل</text:span><text:span text:style-name="T26">، به چند مول گاز هیدروژن نیاز دارد؟</text:span></text:p>
      <text:p text:style-name="P198"><text:span text:style-name="T26">تمرین ۶ – یک آلکین در اثر سیر شدن کامل با گاز هیدروژن، ۱۰٪ افزایش جرم دارد. تعداد هیدروژن آلکان هم‌کربن این آلکین چند تا است؟</text:span></text:p>
      <text:p text:style-name="P198"><text:span text:style-name="T26">واکنش سوختن کامل ( پارامتری بر حسب n )</text:span></text:p>
      <text:p text:style-name="P198"><text:span text:style-name="T26">آلکان، الکن و آلکین</text:span></text:p>
      <text:p text:style-name="P198"><text:span text:style-name="T26">( با n اتم کربن )</text:span></text:p>
      <text:p text:style-name="P199"><text:span text:style-name="T26">\ce{C_nH_{2n+2} + $\qquad$O2 -&gt; CO2 + $\qquad$H2O}</text:span></text:p>
      <text:p text:style-name="P199"><text:span text:style-name="T26">\ce{C_nH_{2n} + $\qquad$O2 -&gt; CO2 + $\qquad$H2O}</text:span></text:p>
      <text:p text:style-name="P199"><text:span text:style-name="T26">\ce{C_nH_{2n-2} + $\qquad$O2 -&gt; CO2 + $\qquad$H2O}</text:span></text:p>
      <text:p text:style-name="P198"><text:span text:style-name="T26">پرسش – آیا این گفته درست است؟ «کربن دارای پیوند سه‌گانه در آلکین، نمی‌تواند شاخه فرعی داشته باشد.»</text:span></text:p>
      <text:p text:style-name="P198"><text:span text:style-name="T26">تمرین ۷ – ترکیب CH_2 – CH – CH = CH_2 برای سیر شدن کامل، اولاً C به چند مول H_2(g) نیاز دارد؟</text:span></text:p>
      <text:p text:style-name="P198"><text:span text:style-name="T26">دوم) چند مول فرآورده تشکیل می‌شود؟</text:span></text:p>
      <text:p text:style-name="P198"><text:span text:style-name="T26">*سوم) این ترکیبا با ۱-بوتین ایزومر است یا با ۱-بوتن؟</text:span></text:p>
      <text:p text:style-name="P178"><text:span text:style-name="T33">هیدروکربن‌های حلقوی</text:span></text:p>
      <text:p text:style-name="P179"><text:span text:style-name="T26">( خوب است بدانیم الف و ب صفحه ۴۲ )</text:span></text:p>
      <text:p text:style-name="P179"><text:span text:style-name="T26">الف) هیدروکربن‌های حلقوی سیر‌شده ( ـــــ آلکان ) ← معروف‌ترین آن‌ها ـــــ ـــــ است:</text:span></text:p>
      <text:p text:style-name="P179"><text:span text:style-name="T26">حلقه در سیکلوهگزان مسطح است/نیست.</text:span></text:p>
      <text:p text:style-name="P179"><text:span text:style-name="T26">ـــــ قلمرو پیوندی اطراف هر اتم کربن</text:span></text:p>
      <text:p text:style-name="P179"><text:span text:style-name="T26">زاویه پیوندی:</text:span></text:p>
      <text:p text:style-name="P179"><text:span text:style-name="T26">همه قلمرو‌ها در یک صفحه ـــــ</text:span></text:p>
      <text:p text:style-name="P179"><text:span text:style-name="T26">(مدل پیوند-خط)</text:span></text:p>
      <text:p text:style-name="P179"><text:span text:style-name="T26">فرمول مولکولی</text:span></text:p>
      <text:p text:style-name="P179"><text:span text:style-name="T26">فرمول ساختاری کوتاه‌شده</text:span></text:p>
      <text:p text:style-name="P179"><text:span text:style-name="T26">فرمول ساختاری</text:span></text:p>
      <text:p text:style-name="P179"><text:span text:style-name="T26">ب) آروماتیک ← ممکن است دارای یک ـــــ ، دو ـــــ ( یا بیشتر ) باشند.</text:span></text:p>
      <text:p text:style-name="P179"><text:span text:style-name="T26">← معروف‌ترین ترکیب آروماتیک، ـــــ با ـــــ حلقه و پیوند دوگانه ـــــ ـــــ ـــــ است.</text:span></text:p>
      <text:p text:style-name="P180"><text:span text:style-name="T26">نفتالن نیز از ترکیبات آروماتیک (‌ دو حلقه‌ای ) است. ( و در </text:span><text:span text:style-name="T29">ـــــ </text:span><text:span text:style-name="T26">پیوند دوگانه دارد ) ( C_{...}H_{…} )</text:span></text:p>
      <text:p text:style-name="P180"><text:span text:style-name="T26">نفتالن به عنوان ـــــ ـــــ برای نگهداری ـــــ و ـــــ به کار می‌رود.</text:span></text:p>
      <text:p text:style-name="P180"><text:span text:style-name="T26">تمرین – هر مول بنزین، چند مول اتم هیدروژن از هر مول هگزان کم دارد؟</text:span></text:p>
      <text:p text:style-name="P181"><text:span text:style-name="T26">تست – یک آلکن، در صورت هم کربن بودن، با کدامیک هم‌پار است؟</text:span></text:p>
      <text:p text:style-name="P181"><text:span text:style-name="T26">۱) آلکین<text:tab/><text:tab/>۲) سیکلوآلکان<text:tab/>۳) آلکان<text:tab/><text:tab/>۴) <text:s/>آروماتیک</text:span></text:p>
      <text:p text:style-name="P181"><text:span text:style-name="T26">بررسی تمرین دوره‌ای ۱</text:span></text:p>
      <text:p text:style-name="P181"><text:span text:style-name="T26">تمرین – جرم مولی آلکان، آلکن، آلکین و سیکلوآلکان را بر حسب n بنویسید</text:span></text:p>
      <text:p text:style-name="P182"><text:span text:style-name="T33">نفت، ماده‌ای که اقتصاد جهان را دگرگون ساخت</text:span></text:p>
      <text:p text:style-name="P183"><text:span text:style-name="T26">نفت خام به طور عمده مخلوطی از ـــــ و به مقدار کم برخی ـــــ ، ـــــ ، ـــــ و غیره است.</text:span></text:p>
      <text:p text:style-name="P184"><text:span text:style-name="T26">مقدار نمک و اسید در نفت خام </text:span><text:span text:style-name="T30">ـــــ </text:span><text:span text:style-name="T26">و در مناطق گوناگون، </text:span><text:span text:style-name="T30">ـــــ </text:span><text:span text:style-name="T26">است. دلیل: شرایط </text:span><text:span text:style-name="T30">ـــــ </text:span><text:span text:style-name="T26">و نحوه </text:span><text:span text:style-name="T30">ـــــ </text:span><text:span text:style-name="T26">نفت خام</text:span></text:p>
      <text:p text:style-name="P184"><text:span text:style-name="T26">← بخش عمده هیدروکربن‌های نفت خام را </text:span><text:span text:style-name="T30">ـــــ </text:span><text:span text:style-name="T26">تشکیل می‌دهند که به دلیل واکنش‌پذیری </text:span><text:span text:style-name="T30">ـــــ </text:span><text:span text:style-name="T26">به عنوان </text:span><text:span text:style-name="T30">ـــــ </text:span><text:span text:style-name="T26">به کار می‌روند.</text:span></text:p>
      <text:p text:style-name="P184"><text:span text:style-name="T26">← بیش از ۹۰٪ نفت خام صرف </text:span><text:span text:style-name="T30">ـــــ </text:span><text:span text:style-name="T26">و تأمین </text:span><text:span text:style-name="T30">ـــــ </text:span><text:span text:style-name="T26">می‌شود و مقدار کمی از آن در صنایع </text:span><text:span text:style-name="T30">ـــــ </text:span><text:span text:style-name="T26">کاربرد دارد.</text:span></text:p>
      <text:p text:style-name="P184"><text:span text:style-name="T26">با هم بیندیشیم صفحه ۴۳:</text:span></text:p>
      <text:p text:style-name="P185"><text:span text:style-name="T26">بنزین و خوراک پتروشیمی: </text:span><text:span text:style-name="T30">ـــــ &gt; ـــــ </text:span><text:span text:style-name="T26">= </text:span><text:span text:style-name="T30">ـــــ ـــــ &gt; ـــــ ـــــ</text:span></text:p>
      <text:p text:style-name="P185"><text:span text:style-name="T30">ن</text:span><text:span text:style-name="T26">فت سفید: </text:span><text:span text:style-name="T30">ـــــ </text:span><text:span text:style-name="T26">= </text:span><text:span text:style-name="T30">ـــــ ـــــ &gt; ـــــ ـــــ &gt; ـــــ ـــــ</text:span></text:p>
      <text:p text:style-name="P186"><text:span text:style-name="T30">گ</text:span><text:span text:style-name="T26">ازوییل: </text:span><text:span text:style-name="T30">ـــــ &gt; ـــــ ـــــ &gt; ـــــ ـــــ &gt; ـــــ ـــــ</text:span></text:p>
      <text:p text:style-name="P187"><text:span text:style-name="T30">ن</text:span><text:span text:style-name="T26">فت کوره: </text:span><text:span text:style-name="T30">ـــــ &lt; ـــــ ـــــ &lt; ـــــ ـــــ &lt; ـــــ ـــــ</text:span></text:p>
      <text:p text:style-name="P188"><text:span text:style-name="T30">ا</text:span><text:span text:style-name="T26">لف) اندازه مولکون: نفت کوره <text:s text:c="5"/>بنزین ( </text:span><text:span text:style-name="T30">ـــــ </text:span><text:span text:style-name="T26">فرّارتر ← نقطه جوش </text:span><text:span text:style-name="T30">ـــــ </text:span><text:span text:style-name="T26">تر ↔ جرم و اندازه مولکول </text:span><text:span text:style-name="T30">ـــــ </text:span><text:span text:style-name="T26">کم‌تر است </text:span><text:span text:style-name="T31">)</text:span></text:p>
      <text:p text:style-name="P189"><text:span text:style-name="T31">ب</text:span><text:span text:style-name="T26">) در نفت سنگین، </text:span><text:span text:style-name="T30">ـــــ ـــــ </text:span><text:span text:style-name="T26">بیشتری هست.</text:span></text:p>
      <text:p text:style-name="P190"><text:span text:style-name="T26">در نفت سبک، « </text:span><text:span text:style-name="T30">ـــــ </text:span><text:span text:style-name="T26">و </text:span><text:span text:style-name="T30">ـــــ </text:span><text:span text:style-name="T26">» ،</text:span><text:span text:style-name="T32"> « </text:span><text:span text:style-name="T30">ـــــ ـــــ </text:span><text:span text:style-name="T32">» و « </text:span><text:span text:style-name="T30">ـــــ </text:span><text:span text:style-name="T32">» بیشتری هست.</text:span></text:p>
      <text:p text:style-name="P191"><text:span text:style-name="T26">پ) ملاک دسته‌بندی نفت خام به سبک و سنگین، </text:span><text:span text:style-name="T30">ـــــ ـــــ </text:span><text:span text:style-name="T26">تشکیل‌دهنده آن است. ( نفت کوره ملاک است )</text:span></text:p>
      <text:p text:style-name="P192"><text:span text:style-name="T26">ت) گران‌ترین بخش نفت خام، </text:span><text:span text:style-name="T30">ـــــ </text:span><text:span text:style-name="T26">است و در نتیجه نفت </text:span><text:span text:style-name="T30">ـــــ </text:span><text:span text:style-name="T26">و نفت </text:span><text:span text:style-name="T30">ـــــ ـــــ </text:span><text:span text:style-name="T26">، به ترتیب، بیشتری و کمترین قیمت را دارند.</text:span></text:p>
      <text:p text:style-name="P193"><text:span text:style-name="T33">«پالایش نفت خام»</text:span></text:p>
      <text:p text:style-name="P125"><text:span text:style-name="T33">پس از جدا کردن </text:span><text:span text:style-name="T34">ـــــ </text:span><text:span text:style-name="T33">، </text:span><text:span text:style-name="T34">ـــــ </text:span><text:span text:style-name="T33">و </text:span><text:span text:style-name="T34">ـــــ </text:span><text:span text:style-name="T33">، نفت خام را پالایش می‌کنند. با استفاده از </text:span><text:span text:style-name="T34">ـــــ ـــــ </text:span><text:span text:style-name="T33">به </text:span><text:span text:style-name="T34">ـــــ</text:span><text:span text:style-name="T33">*، هیدروکربن‌های آن، به صورت </text:span><text:span text:style-name="T34">ـــــ</text:span><text:span text:style-name="T33">‌ هایی با </text:span><text:span text:style-name="T34">ـــــ ـــــ </text:span><text:span text:style-name="T33">نزدیک به هم، جدا می‌شوند.</text:span></text:p>
      <text:p text:style-name="P125"><text:span text:style-name="T33">ابتدا، نفت خام را در </text:span><text:span text:style-name="T41">محفظه‌ای</text:span><text:span text:style-name="T33"> بزرگ </text:span><text:span text:style-name="T34">ـــــ </text:span><text:span text:style-name="T33">می‌دهند و آن را به </text:span><text:span text:style-name="T34">ـــــ </text:span><text:span text:style-name="T33">تقطیر هدایت می‌کنند.</text:span></text:p>
      <text:p text:style-name="P126"><text:span text:style-name="T33">در برج تقطیر، دما از </text:span><text:span text:style-name="T34">ـــــ </text:span><text:span text:style-name="T33">به </text:span><text:span text:style-name="T34">ـــــ </text:span><text:span text:style-name="T33">کم می‌شود ( </text:span><text:span text:style-name="T34">ـــــ </text:span><text:span text:style-name="T33">سرد‌تر است ) نفت خام داغ به قسمت</text:span><text:span text:style-name="T34"> ـــــ</text:span><text:span text:style-name="T35"> وارد می‌شود. مولکول‌های</text:span><text:span text:style-name="T34"> ـــــ </text:span><text:span text:style-name="T35">تر و </text:span><text:span text:style-name="T34">ـــــ </text:span><text:span text:style-name="T35">تر، از جمله مواد </text:span><text:span text:style-name="T34">ـــــ ـــــ </text:span><text:span text:style-name="T35">از </text:span><text:span text:style-name="T34">ـــــ </text:span><text:span text:style-name="T35">بیرون آمده و به سوی </text:span><text:span text:style-name="T34">ـــــ </text:span><text:span text:style-name="T35">برج حرکت می‌کنند. به تدریج که مولکول‌ها بالاتر می‌روند، </text:span><text:span text:style-name="T34">ـــــ</text:span><text:span text:style-name="T35"> شده و به </text:span><text:span text:style-name="T34">ـــــ </text:span><text:span text:style-name="T35">تبدیل می‌شوند، و در </text:span><text:span text:style-name="T34">ـــــ </text:span><text:span text:style-name="T35">هایی که در فاصله‌های گوناگون برج هستند، وارد شده و از برج </text:span><text:span text:style-name="T34">ـــــ </text:span><text:span text:style-name="T35">می‌شوند.</text:span></text:p>
      <text:p text:style-name="P127"><text:span text:style-name="T33">پالایش نفت خام، سوخت </text:span><text:span text:style-name="T34">ـــــ </text:span><text:span text:style-name="T33">و مناسب در اختیار صنایع قرار می‌دهد و از سویی منجر به تولید انرژی </text:span><text:span text:style-name="T34">ـــــ </text:span><text:span text:style-name="T33">ارزان می‌گردد. با افزایش اهمیت و کاربرد بی‌رویه، نفت خام رو به پایان می‌رود.</text:span></text:p>
      <text:p text:style-name="P194"><text:span text:style-name="T33">زغال‌سنگ </text:span><text:span text:style-name="T26">( C_135H_96o_9NS )</text:span></text:p>
      <text:p text:style-name="P194"><text:span text:style-name="T26">یکی دیگر از سوخت‌های </text:span><text:span text:style-name="T30">ـــــ </text:span><text:span text:style-name="T26">است که عمر زخایر آن به </text:span><text:span text:style-name="T40">۵۰۰</text:span><text:span text:style-name="T26"> سال می‌رسد. زغال‌سنگ، می‌تواند به عنوان </text:span><text:span text:style-name="T30">ـــــ </text:span><text:span text:style-name="T26">، جایگزین نفت شود، البته باعث ورود مقدار بیشتری از </text:span><text:span text:style-name="T30">ـــــ </text:span><text:span text:style-name="T26">به هوا نیز می‌شود و اثر </text:span><text:span text:style-name="T30">ـــــ </text:span><text:span text:style-name="T26">را تشدید می‌کند:</text:span></text:p>
      <text:p text:style-name="P194"><text:span text:style-name="T26">فرآورده‌های سوختن ← بنزین</text:span></text:p>
      <text:p text:style-name="P194"><text:span text:style-name="T26"><text:tab/><text:tab/>← زغال‌سنگ</text:span></text:p>
      <text:p text:style-name="P194"><text:span text:style-name="T26">گرمای آزاد شده ( به ازای ۱ گرم ): بنزین <text:tab/>زغال‌سنگ</text:span></text:p>
      <text:p text:style-name="P194"><text:span text:style-name="T26">مقدار CO_2 تولید شده: بنزین </text:span><text:span text:style-name="T30"><text:tab/></text:span><text:span text:style-name="T26">زغال‌سنگ</text:span></text:p>
      <text:p text:style-name="P194"><text:span text:style-name="T26">راه‌های بهبود کار‌آیی زغال‌سنگ:<text:tab/>۱) </text:span><text:span text:style-name="T30">ـــــ </text:span><text:span text:style-name="T26">و </text:span><text:span text:style-name="T30">ـــــ </text:span><text:span text:style-name="T26">زغال‌سنگ برای حذف </text:span><text:span text:style-name="T30">ـــــ </text:span><text:span text:style-name="T26">و ناخالصی‌های دیگر</text:span></text:p>
      <text:p text:style-name="P194"><text:span text:style-name="T26"><text:tab/><text:tab/><text:tab/><text:tab/>۲) به </text:span><text:span text:style-name="T30">ـــــ </text:span><text:span text:style-name="T26">انداختن گاز SO_2 خارج شده از دودکش </text:span><text:span text:style-name="T30">ـــــ </text:span><text:span text:style-name="T26">ها به کمک CaO</text:span></text:p>
      <text:p text:style-name="P195"><text:span text:style-name="T26">* تقطیر </text:span><text:span text:style-name="T30">ـــــ </text:span><text:span text:style-name="T26">به </text:span><text:span text:style-name="T30">ـــــ </text:span><text:span text:style-name="T26">، هنگامی صورت می‌گیرد که نقطه جوش اجزاء مخلوط، به هم نزدیک باشند.</text:span></text:p>
      <text:p text:style-name="P195"><text:span text:style-name="T26"/></text:p>
      <text:p text:style-name="P196"><text:span text:style-name="T26">شرایط </text:span><text:span text:style-name="T30">ـــــ </text:span><text:span text:style-name="T26">زغال‌سنگ نیز بسیار دشوار و خطرناک است و معادل زغال‌سنگ، بار‌ها دچار </text:span><text:span text:style-name="T30">ـــــ ـــــ </text:span><text:span text:style-name="T26">یا </text:span><text:span text:style-name="T30">ـــــ </text:span><text:span text:style-name="T26">شده‌اند. انفجار به دلیل </text:span><text:span text:style-name="T30">ـــــ </text:span><text:span text:style-name="T26">گاز </text:span><text:span text:style-name="T30">ـــــ </text:span><text:span text:style-name="T26">آزاد شده هنگام استخراج زغال‌سنگ است. می‌دانیم که متان گازی سبک/سنگین، بی </text:span><text:span text:style-name="T30">ـــــ </text:span><text:span text:style-name="T26">و بی </text:span><text:span text:style-name="T30">ـــــ </text:span><text:span text:style-name="T26">است و اگر مقدار آن به بیش از </text:span><text:span text:style-name="T30">ـــــ </text:span><text:span text:style-name="T26">درصد برسد، احتمال </text:span><text:span text:style-name="T30">ـــــ </text:span><text:span text:style-name="T26">وجود دارد. هرچه متان بیشتر باشد، احتمال انفجار نیز </text:span><text:span text:style-name="T30">ـــــ </text:span><text:span text:style-name="T26">خواهد بود.</text:span></text:p>
      <text:p text:style-name="P197"><text:span text:style-name="T33">«پیوند با صنعت»</text:span></text:p>
      <text:p text:style-name="P128"><text:span text:style-name="T33">حمل و نقل هوایی </text:span><text:span text:style-name="T34">ـــــ </text:span><text:span text:style-name="T33">ترین حالت حمل و نقل بوده و رو به گسترش است.</text:span></text:p>
      <text:p text:style-name="P128"><text:span text:style-name="T33">مزایا: </text:span><text:span text:style-name="T34">ـــــ – </text:span><text:span text:style-name="T33">عدم نیاز به </text:span><text:span text:style-name="T34">ـــــ </text:span><text:span text:style-name="T33">سازی و </text:span><text:span text:style-name="T34">ـــــ </text:span><text:span text:style-name="T33">جاده – مسافرت آسان، </text:span><text:span text:style-name="T34">ـــــ </text:span><text:span text:style-name="T33">رسانی خوب در مواقع </text:span><text:span text:style-name="T34">ـــــ</text:span></text:p>
      <text:p text:style-name="P128"><text:span text:style-name="T34">م</text:span><text:span text:style-name="T33">عایب: </text:span><text:span text:style-name="T34">ـــــ</text:span></text:p>
      <text:p text:style-name="P128"><text:span text:style-name="T34">س</text:span><text:span text:style-name="T33">وخت هواپیما از پالایش </text:span><text:span text:style-name="T34">ـــــ ـــــ </text:span><text:span text:style-name="T33">در برج تقطیر پالایشگاه‌ها تولید می‌شود و به طور عمده از نفت </text:span><text:span text:style-name="T34">ـــــ </text:span><text:span text:style-name="T33">تشکیل شده است. ( مخلوطی از </text:span><text:span text:style-name="T34">ـــــ </text:span><text:span text:style-name="T33">با </text:span><text:span text:style-name="T34">ـــــ </text:span><text:span text:style-name="T33">تا </text:span><text:span text:style-name="T34">ـــــ </text:span><text:span text:style-name="T33">کربن )</text:span></text:p>
      <text:p text:style-name="P128"><text:span text:style-name="T33">یکی از مسائل مهم در تأمین سوخت، </text:span><text:span text:style-name="T34">ـــــ </text:span><text:span text:style-name="T33">آن به مراکز توزیع و استفاده از آن است. که حدود ۶۶٪ از طریق خط </text:span><text:span text:style-name="T34">ـــــ </text:span><text:span text:style-name="T33">و تعبیه از طریق </text:span><text:span text:style-name="T34">ـــــ ـــــ </text:span><text:span text:style-name="T33">، </text:span><text:span text:style-name="T34">ـــــ </text:span><text:span text:style-name="T33">جاده‌پیما و </text:span><text:span text:style-name="T34">ـــــ </text:span><text:span text:style-name="T33">های نفتی انجام می‌شود.</text:span></text:p>
      <text:p text:style-name="P128"><text:span text:style-name="T33">تمرین ۱ – ۴۴.۸۱ مخلوط متان و اتن، در حضور اکسیژن کافی، به طول کامل می‌سوزند. اگر گرمای حاصل، بتواند دمای ۸.۲ کیلوگرم آب را از ۲۰ درجه سانتی‌گراد به ۱۰۰ درجه برساند، جرم اتیلن در مخلوط به تقریب، چند گرم است؟ </text:span><text:span text:style-name="T36">( CH_2O=4.2\frac{4.2J}{g.c} )</text:span></text:p>
      <text:p text:style-name="P128"><text:span text:style-name="T36"/></text:p>
      <text:p text:style-name="P129"><text:span text:style-name="T36">م</text:span><text:span text:style-name="T33">ی‌دانیم که «مصرف» یا «تولید» مواد واکنش، به ـــــ ـــــ آن‌ها در واکنش ـــــ ـــــ بستگی دارد.</text:span></text:p>
      <text:p text:style-name="P130"><text:span text:style-name="T33">در واکنش </text:span><text:span text:style-name="T37">( ـــــ → B (۱) + A(1) )، مصرف A <text:s/>و B، در واکنش، ( ـــــ → A(۱) + B(1) ) باید ـــــ باشد. پس مقدار باقی‌مانده برابر است با:</text:span></text:p>
      <text:p text:style-name="P131"><text:span text:style-name="T33">(مقدار اولیه – x)(مقدار اولیه – x)</text:span></text:p>
      <text:p text:style-name="P132"><text:span text:style-name="T33">الف) اگر مقادیر اولیه آن‌ها نیز برابر باشد، هر دو به کامل مصرف ـــــ و مقدارشان به ـــــ می‌رسد:</text:span></text:p>
      <text:p text:style-name="P132"><text:span text:style-name="T33">مثلاً اگر مقدار اوله هردو ۰.۸ مول باشد:</text:span></text:p>
      <text:p text:style-name="P131"><text:span text:style-name="T33">( 1A + 1B → ـــــ )</text:span></text:p>
      <text:p text:style-name="P132"><text:span text:style-name="T33">و چون مصرف آن‌ها نیز ـــــ </text:span><text:span text:style-name="T25"><text:s/></text:span><text:span text:style-name="T33">است:</text:span></text:p>
      <text:p text:style-name="P131"><text:span text:style-name="T33">0.8-x<text:tab/>0.8-x<text:tab/><text:tab/>→ 0.8-x = 0 → x=o.8 mol</text:span></text:p>
      <text:p text:style-name="P132"><text:span text:style-name="T33">ب) اگر مقادیر اولیه آن‌ها نابرابر باشد، مصرف آن‌ها یکسان ـــــ . ( 1A + 1B ← ـــــ )</text:span></text:p>
      <text:p text:style-name="P132"><text:span text:style-name="T33">یکی از آن‌ها ( آن که مقدارش ـــــ است ) به طور کامل مصرف می‌شود</text:span></text:p>
      <text:p text:style-name="P132"><text:span text:style-name="T33">اما از دیگری ( آن که مقدارش ـــــ است ) مقداری باقی می‌ماند</text:span></text:p>
      <text:p text:style-name="P131"><text:span text:style-name="T33">0.8 – x = 0 → x = 0.8 mo;</text:span></text:p>
      <text:p text:style-name="P131"><text:span text:style-name="T33">مقدار باقی‌مانده A = 1 – x = 1 – 0.8 = 0.2 mol</text:span></text:p>
      <text:p text:style-name="P132"><text:span text:style-name="T33">تذکر: شرکت نکردن ۰.۲ مول از ماده A در این واکنش و با این مقادیر، به خاطر نبود ماده B است ( و با شرکت نکردن در واکن ۲ دلیل بازده غیر صد درصدی، تفاوت ـــــ . )</text:span></text:p>
      <text:p text:style-name="P132"><text:span text:style-name="T33">( و البته به درصد خلوص واکنش‌دهنده‌ها، مربوط ـــــ )</text:span></text:p>
      <text:p text:style-name="P133"><text:span text:style-name="T33">در این حالت، ماده‌ای که مقداری </text:span><text:span text:style-name="T38">از آن، اضافی می‌ماند را واکنش‌دهنده ـــــ و ماده‌ای که کامل مصرف می‌شود را واکنش‌دهنده ـــــ ـــــ می‌نامند.</text:span></text:p>
      <text:p text:style-name="P136"><text:span text:style-name="T33">( چون مصرف کامل واکنش‌دهنده محدود‌کندده، واکنش را برای ادامه مسیر، محدود می‌کند. )</text:span></text:p>
      <text:p text:style-name="P136"><text:span text:style-name="T33">تمرین ۱ – واکنش با ۱.۱ مول A و ۱ مول B آغاز شده است.</text:span></text:p>
      <text:p text:style-name="P137"><text:span text:style-name="T33">( 1A + 1B → 1C + 1D )</text:span></text:p>
      <text:p text:style-name="P136"><text:span text:style-name="T33">در پایان واکنش، از کدام ماده و به چه مقدار باقی می‌ماند؟</text:span></text:p>
      <text:p text:style-name="P137"><text:span text:style-name="T33">1 – x = 0 → x = 0.1 <text:s/>????????????? <text:s/>( مصرفی B ) → مقدار باقی‌مانده A = ۱.۱ -۱ = ۰.۱ ؟؟؟؟؟؟؟؟؟؟</text:span></text:p>
      <text:p text:style-name="P136"><text:span text:style-name="T33">تمرین ۲ – واکنش با ۱ مول از هر واکنش‌دهنده آغاز شده است</text:span></text:p>
      <text:p text:style-name="P137"><text:span text:style-name="T33">A + B → AB_2</text:span></text:p>
      <text:p text:style-name="P136"><text:span text:style-name="T33">در پایان واکنش، از کدام ماده و به چه مقدار باقی می‌ماند؟ ابتدا واکنش را موازنه می‌کنیم:</text:span></text:p>
      <text:p text:style-name="P137"><text:span text:style-name="T33">1A + 2B → AB_2</text:span></text:p>
      <text:p text:style-name="P136"><text:soft-page-break/><text:span text:style-name="T33">یعنی مصرف A و B یکسان ـــــ .</text:span></text:p>
      <text:p text:style-name="P137"><text:span text:style-name="T33">???????????????</text:span></text:p>
      <text:p text:style-name="P136"><text:span text:style-name="T33">پس مقدار باقی‌مانده<text:tab/><text:tab/>کمتر است ( محدود کننده ) ← </text:span></text:p>
      <text:p text:style-name="P138"><text:span text:style-name="T33">روش تشخیص واکنش‌دهنده‌های محدود‌کننده و اضافی:</text:span></text:p>
      <text:p text:style-name="P139"><text:span text:style-name="T33">اگر ضرایب مواد یکسان باشد، باید به مقدار </text:span><text:span text:style-name="T38">ـــــ </text:span><text:span text:style-name="T33">( مثلاً x ) مصرف شوند. اگر ضرایب مولی متفاوت بود، مصرف هر یک </text:span><text:span text:style-name="T38">ـــــ </text:span><text:span text:style-name="T33">از x ( متناسب با </text:span><text:span text:style-name="T38">ـــــ </text:span><text:span text:style-name="T33">آن ماده ) است.</text:span></text:p>
      <text:p text:style-name="P139"><text:span text:style-name="T33">هر کدام که کامل مصرف شود، </text:span><text:span text:style-name="T38">ـــــ ـــــ </text:span><text:span text:style-name="T33">و هر کدام که کامل مصرف نشود، </text:span><text:span text:style-name="T38">ـــــ </text:span><text:span text:style-name="T33">است.</text:span></text:p>
      <text:p text:style-name="P139"><text:span text:style-name="T33">تمرین ۳ – در واکنش روبه‌رو، مقادیر اولیه A و B، به ترتیب <text:tab/><text:tab/>( 1A + 3B → <text:s/>2C )</text:span></text:p>
      <text:p text:style-name="P140"><text:span text:style-name="T33">برابر n و n’ است. مقدار باقی‌مانده هر یک را تعیین کنید. با این فرض که x مقدار از A مصرف شده باشد:</text:span></text:p>
      <text:p text:style-name="P141"><text:span text:style-name="T33">برای سهولت در تشخیص واکنش‌دهنده محدود کننده و اضافی:</text:span></text:p>
      <text:p text:style-name="P141"><text:span text:style-name="T33">ابتدا: داده‌های مربوط به هر ماده را به </text:span><text:span text:style-name="T38">ـــــ </text:span><text:span text:style-name="T33">تبدیل می‌کنیم.</text:span></text:p>
      <text:p text:style-name="P141"><text:span text:style-name="T33">سپس: مول‌های هر ماده را به </text:span><text:span text:style-name="T38">ـــــ ـــــ </text:span><text:span text:style-name="T33">تقسیم می‌کنیم.</text:span></text:p>
      <text:p text:style-name="P141"><text:span text:style-name="T33">عدد به دست آمده برای هر ماده‌ای که بیشتر باشد، واکنش‌دهنده </text:span><text:span text:style-name="T38">ـــــ </text:span><text:span text:style-name="T33">است.</text:span></text:p>
      <text:p text:style-name="P141"><text:span text:style-name="T33">تمرین ۴ – در واکنش </text:span></text:p>
      <text:p text:style-name="P142"><text:span text:style-name="T33">\ce{N_2(g) + H_2(g) -&gt; NH_3(g)}</text:span></text:p>
      <text:p text:style-name="P143"><text:span text:style-name="T33">اگر ۳۴.۸L گاز نیتروژن (STP ) و ۱8g گاز هیدروژن در ظرف واکنش وارد شود، از کدام گاز و چند گرم، در ظرف اضافه می‌ماند؟</text:span></text:p>
      <text:p text:style-name="P143"><text:span text:style-name="T33">ابتدا واکنش را موازنه می‌کنیم:</text:span></text:p>
      <text:p text:style-name="P142"><text:span text:style-name="T33">\ce{$\qquad$N2+$\qquad$H2 -&gt; $\qquad$2NH3}</text:span></text:p>
      <text:p text:style-name="P143"><text:span text:style-name="T33">داده‌های این سطر، می‌تواند برای ادامه محاسبات به کار رود.</text:span></text:p>
      <text:p text:style-name="P143"><text:span text:style-name="T33">داده‌های این سطر، فقط برای تشخیص محدود کننده و اضافی است.</text:span></text:p>
      <text:p text:style-name="P143"><text:span text:style-name="T33">نتیجه: گاز </text:span><text:span text:style-name="T38">ـــــ </text:span><text:span text:style-name="T33">محدود کننده است و به طور کامل مصرف می شود.</text:span></text:p>
      <text:p text:style-name="P143"><text:span text:style-name="T33">با توجه به ضرایب استوکیومتری و به کمک سطر </text:span><text:span text:style-name="T38">ـــــ </text:span><text:span text:style-name="T33">، مقدار مصرفی گاز </text:span><text:span text:style-name="T38">ـــــ </text:span><text:span text:style-name="T33">را به دست می‌آوریم.</text:span></text:p>
      <text:p text:style-name="P134"><text:span text:style-name="T38">ـــــ </text:span><text:span text:style-name="T39">مول از </text:span><text:span text:style-name="T38">ـــــ </text:span><text:span text:style-name="T39">مصرف می‌شود و </text:span><text:span text:style-name="T38">ـــــ </text:span><text:span text:style-name="T39">= </text:span><text:span text:style-name="T38">ـــــ ـــــ </text:span><text:span text:style-name="T39">مول از آن اضافه می‌ماند که جرم آن محاسبه می‌شود:</text:span></text:p>
      <text:p text:style-name="P135"><text:span text:style-name="T38">ـــــ </text:span><text:span text:style-name="T39">mol \times \frac{</text:span><text:span text:style-name="T38">ـــــ </text:span><text:span text:style-name="T39">g}{</text:span><text:span text:style-name="T38">ـــــ </text:span><text:span text:style-name="T39">mol} = </text:span><text:span text:style-name="T38">ـــــ </text:span><text:span text:style-name="T39">g</text:span></text:p>
      <text:p text:style-name="P135"><text:span text:style-name="T39"/></text:p>
      <text:p text:style-name="P144"><text:span text:style-name="T39">ت</text:span><text:span text:style-name="T33">مرین ۵ – ۱۱.۲ گرم آهن در ظرفی حاوی 200mL محلول ۱.۵ مولار از مس (II) سولفات، وارد و واکنش، کامل شده است. جرم فلز مس تولید شده، چند گرم است؟ ( Cu = 64 و Fe = 56 )</text:span></text:p>
      <text:p text:style-name="P145"><text:span text:style-name="T33">واکنش، موازنه است ← </text:span></text:p>
      <text:p text:style-name="P146"><text:span text:style-name="T33">\ce{Fe(s) + CuSO4(aq) -&gt; FeSO4(aq) + Cu(s)}</text:span></text:p>
      <text:p text:style-name="P147"><text:span text:style-name="T33">نتیجه: مس (Ii) سولفات واکنش‌دهنده </text:span><text:span text:style-name="T38">ـــــ ـــــ </text:span><text:span text:style-name="T33">و آهن </text:span><text:span text:style-name="T38">ـــــ ـــــ </text:span><text:span text:style-name="T33">است، پس </text:span><text:span text:style-name="T38">ـــــ </text:span><text:span text:style-name="T33">به طور کامل مصرف می‌شود و از داده‌های آن در سطر وسط، برای ادامه محاسبات، استفاده می‌کنیم.</text:span></text:p>
      <text:p text:style-name="P147"><text:span text:style-name="T33">فقط از مول‌های واکنش‌دهنده محدودکننده/اضافی می‌توان برای بقیه محاسبات استفاده کرد.</text:span></text:p>
      <text:p text:style-name="P147"><text:span text:style-name="T33"/></text:p>
      <text:p text:style-name="P148"><text:span text:style-name="T33">می‌دانیم که در برخی ترکیبات آلی، حلقه وجود دارد که به آن‌ها، ترکیبات حلقوی ( cyclic ) گفته می‌شود. همچنین، ترکیب آلی ممکن است دو حلقه‌ای ( Bicyclic ) یا چند حلقه‌ای ( Heterocyclic ) باشد. وضعیت قرارگیری حلقه‌ها در ترکیب‌های دو حلقه‌ای، به سه شکل است:</text:span></text:p>
      <text:p text:style-name="P149"><text:span text:style-name="T33">۱) در ترکیب دو حلقه‌ای مارپیچی، دو حلقه‌ در</text:span><text:span text:style-name="T41"> یک اتم کربن</text:span><text:span text:style-name="T33"> با هم اشتراک دارند.</text:span></text:p>
      <text:p text:style-name="P149"><text:span text:style-name="T33">از دید هندسی، دو حلقه، دارای یک راس مشترک هستند.</text:span></text:p>
      <text:p text:style-name="P149"><text:span text:style-name="T33">۲) در ترکیب دو حلقه‌ای جوش خورده، دو حلقه در </text:span><text:span text:style-name="T41">دو اتم کربن</text:span><text:span text:style-name="T33"> ( که بین‌شان پیوند کووالانسی هست ) اشتراک دارند.</text:span></text:p>
      <text:p text:style-name="P149"><text:span text:style-name="T33">از دید هندسی، دو حلقه، دارای یک ضلع مشترک هستند.</text:span></text:p>
      <text:p text:style-name="P149"><text:span text:style-name="T33">۳) در ترکیب پل‌دار، دو حلقه در </text:span><text:span text:style-name="T41">دو اتم کربن</text:span><text:span text:style-name="T33"> ( که بین‌شان پیوند کووالانسی نیست ) اشتراک دارند.</text:span></text:p>
      <text:p text:style-name="P149"><text:span text:style-name="T33">از دید هندسی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9T12:39:42.425615996</dc:date>
    <meta:editing-duration>P4DT10H48M27S</meta:editing-duration>
    <meta:editing-cycles>128</meta:editing-cycles>
    <meta:generator>LibreOffice/7.5.5.2$Linux_X86_64 LibreOffice_project/50$Build-2</meta:generator>
    <meta:document-statistic meta:table-count="0" meta:image-count="0" meta:object-count="0" meta:page-count="37" meta:paragraph-count="619" meta:word-count="8786" meta:character-count="43431" meta:non-whitespace-character-count="34951"/>
  </office:meta>
</office:document-meta>
</file>